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0000004B07C84D52D.png" manifest:media-type="image/png"/>
  <manifest:file-entry manifest:full-path="Pictures/100000010000039E000001E67127E051.png" manifest:media-type="image/png"/>
  <manifest:file-entry manifest:full-path="Pictures/10000001000003B2000004002477662D.png" manifest:media-type="image/png"/>
  <manifest:file-entry manifest:full-path="Pictures/1000000100000500000000D77B57DD6B.png" manifest:media-type="image/png"/>
  <manifest:file-entry manifest:full-path="Pictures/100000010000051200000273DBCC2C21.png" manifest:media-type="image/png"/>
  <manifest:file-entry manifest:full-path="Pictures/10000000000003CF000001ADE16148D1.jpg" manifest:media-type="image/jpeg"/>
  <manifest:file-entry manifest:full-path="Pictures/10000001000003200000042BDE403C9F.png" manifest:media-type="image/png"/>
  <manifest:file-entry manifest:full-path="Pictures/10000000000000E1000000E107A37AE0.png" manifest:media-type="image/png"/>
  <manifest:file-entry manifest:full-path="Pictures/10000001000004B00000069D4F84D988.png" manifest:media-type="image/png"/>
  <manifest:file-entry manifest:full-path="Pictures/10000001000001D60000004C631025B8.png" manifest:media-type="image/png"/>
  <manifest:file-entry manifest:full-path="Pictures/100000000000061F0000023F9F4F2326.png" manifest:media-type="image/png"/>
  <manifest:file-entry manifest:full-path="Pictures/1000000000000384000001F4ED4A170A.png" manifest:media-type="image/png"/>
  <manifest:file-entry manifest:full-path="Pictures/10000001000004AD00000341C340AE56.png" manifest:media-type="image/png"/>
  <manifest:file-entry manifest:full-path="Pictures/10000001000002A8000002A479BA57D1.png" manifest:media-type="image/png"/>
  <manifest:file-entry manifest:full-path="Pictures/100000010000049E000003362D82D1E2.png" manifest:media-type="image/png"/>
  <manifest:file-entry manifest:full-path="Pictures/100000010000043B00000093B5388864.png" manifest:media-type="image/png"/>
  <manifest:file-entry manifest:full-path="Pictures/10000001000003200000027E2BE94624.png" manifest:media-type="image/png"/>
  <manifest:file-entry manifest:full-path="Pictures/10000001000001480000019AB77A09EF.png" manifest:media-type="image/png"/>
  <manifest:file-entry manifest:full-path="Pictures/1000000100000520000001599E74D53C.png" manifest:media-type="image/png"/>
  <manifest:file-entry manifest:full-path="Pictures/10000001000002D30000006E718B1227.png" manifest:media-type="image/png"/>
  <manifest:file-entry manifest:full-path="Pictures/100000010000028C000001931F5A9F77.png" manifest:media-type="image/png"/>
  <manifest:file-entry manifest:full-path="Pictures/100000010000023C00000175DD0BA13D.png" manifest:media-type="image/png"/>
  <manifest:file-entry manifest:full-path="Pictures/1000000100000209000000F675E0718E.png" manifest:media-type="image/png"/>
  <manifest:file-entry manifest:full-path="Pictures/1000000100000263000001BD33CE2306.png" manifest:media-type="image/png"/>
  <manifest:file-entry manifest:full-path="Pictures/10000001000001BF000000F54CE7EA78.png" manifest:media-type="image/png"/>
  <manifest:file-entry manifest:full-path="Pictures/100000010000031C000002E159083EA8.png" manifest:media-type="image/png"/>
  <manifest:file-entry manifest:full-path="Pictures/1000000100000147000001335B4182DC.png" manifest:media-type="image/png"/>
  <manifest:file-entry manifest:full-path="Pictures/10000001000002930000012425295024.png" manifest:media-type="image/png"/>
  <manifest:file-entry manifest:full-path="Pictures/10000001000001CA00000086541C41DA.png" manifest:media-type="image/png"/>
  <manifest:file-entry manifest:full-path="Pictures/10000001000003D50000016B00BAEE72.png" manifest:media-type="image/png"/>
  <manifest:file-entry manifest:full-path="Pictures/1000000100000397000001D8B10DB9F0.png" manifest:media-type="image/png"/>
  <manifest:file-entry manifest:full-path="Pictures/100000010000016B000000211CDFF955.png" manifest:media-type="image/png"/>
  <manifest:file-entry manifest:full-path="Pictures/100000010000065A000001507E710250.png" manifest:media-type="image/png"/>
  <manifest:file-entry manifest:full-path="Pictures/100000010000026F00000128FD46B71F.png" manifest:media-type="image/png"/>
  <manifest:file-entry manifest:full-path="Pictures/10000001000002EF000000CDEB64FAAD.png" manifest:media-type="image/png"/>
  <manifest:file-entry manifest:full-path="Pictures/100000010000021B000000C423472BB5.png" manifest:media-type="image/png"/>
  <manifest:file-entry manifest:full-path="Pictures/10000001000001A500000059B32D6E35.png" manifest:media-type="image/png"/>
  <manifest:file-entry manifest:full-path="Pictures/1000000100000303000000EA8F0C4030.png" manifest:media-type="image/png"/>
  <manifest:file-entry manifest:full-path="Pictures/1000000100000204000001229815E07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Header">
      <style:text-properties fo:language="bg" fo:country="BG"/>
    </style:style>
    <style:style style:name="P2" style:family="paragraph" style:parent-style-name="Footer">
      <style:text-properties fo:language="bg" fo:country="BG"/>
    </style:style>
    <style:style style:name="P3" style:family="paragraph" style:parent-style-name="Subtitle" style:master-page-name="">
      <style:paragraph-properties fo:margin-top="1in" fo:margin-bottom="0.0402in" style:contextual-spacing="false" style:page-number="auto"/>
      <style:text-properties fo:language="bg" fo:country="BG" fo:font-weight="bold" officeooo:rsid="002604ca" officeooo:paragraph-rsid="002604ca" style:font-weight-asian="bold" style:font-weight-complex="bold"/>
    </style:style>
    <style:style style:name="P4" style:family="paragraph" style:parent-style-name="Text_20_body">
      <style:paragraph-properties fo:margin-top="1in" fo:margin-bottom="0.0402in" style:contextual-spacing="false"/>
      <style:text-properties fo:language="bg" fo:country="BG" fo:font-weight="bold" officeooo:paragraph-rsid="002604ca" style:font-weight-asian="bold" style:font-weight-complex="bold"/>
    </style:style>
    <style:style style:name="P5" style:family="paragraph" style:parent-style-name="Caption">
      <style:text-properties fo:language="bg" fo:country="BG"/>
    </style:style>
    <style:style style:name="P6" style:family="paragraph" style:parent-style-name="Text_20_body">
      <style:text-properties fo:language="bg" fo:country="BG" officeooo:rsid="0086307d" officeooo:paragraph-rsid="0086307d"/>
    </style:style>
    <style:style style:name="P7" style:family="paragraph" style:parent-style-name="Text_20_body">
      <style:paragraph-properties fo:margin-top="0.9in" fo:margin-bottom="0.0402in" style:contextual-spacing="false" fo:text-align="center" style:justify-single-word="false"/>
      <style:text-properties fo:language="bg" fo:country="BG" fo:font-weight="normal" officeooo:rsid="002e0594" officeooo:paragraph-rsid="002ff94f" style:font-weight-asian="normal" style:font-weight-complex="normal"/>
    </style:style>
    <style:style style:name="P8" style:family="paragraph" style:parent-style-name="Text_20_body">
      <style:paragraph-properties fo:text-align="center" style:justify-single-word="false"/>
      <style:text-properties fo:language="bg" fo:country="BG" officeooo:paragraph-rsid="00399377"/>
    </style:style>
    <style:style style:name="P9" style:family="paragraph" style:parent-style-name="Text_20_body">
      <style:paragraph-properties fo:text-align="center" style:justify-single-word="false"/>
      <style:text-properties fo:language="bg" fo:country="BG"/>
    </style:style>
    <style:style style:name="P10" style:family="paragraph" style:parent-style-name="Text_20_body">
      <style:paragraph-properties fo:text-align="justify" style:justify-single-word="false"/>
      <style:text-properties fo:language="bg" fo:country="BG" officeooo:rsid="003d1ff2" officeooo:paragraph-rsid="003fedaf"/>
    </style:style>
    <style:style style:name="P11" style:family="paragraph" style:parent-style-name="Text_20_body">
      <style:paragraph-properties fo:text-align="justify" style:justify-single-word="false"/>
      <style:text-properties fo:language="bg" fo:country="BG" officeooo:rsid="003d1ff2" officeooo:paragraph-rsid="0040ccd8"/>
    </style:style>
    <style:style style:name="P12" style:family="paragraph" style:parent-style-name="Text_20_body">
      <style:paragraph-properties fo:text-align="justify" style:justify-single-word="false"/>
      <style:text-properties fo:language="bg" fo:country="BG" officeooo:rsid="003fd41d" officeooo:paragraph-rsid="0040ccd8"/>
    </style:style>
    <style:style style:name="P13" style:family="paragraph" style:parent-style-name="Text_20_body">
      <style:paragraph-properties fo:text-align="justify" style:justify-single-word="false"/>
      <style:text-properties fo:language="bg" fo:country="BG" officeooo:rsid="003fd41d" officeooo:paragraph-rsid="0042425b"/>
    </style:style>
    <style:style style:name="P14" style:family="paragraph" style:parent-style-name="Text_20_body">
      <style:paragraph-properties fo:text-align="justify" style:justify-single-word="false"/>
      <style:text-properties fo:language="bg" fo:country="BG" officeooo:paragraph-rsid="00552688"/>
    </style:style>
    <style:style style:name="P15" style:family="paragraph" style:parent-style-name="Text_20_body">
      <style:paragraph-properties fo:text-align="justify" style:justify-single-word="false"/>
      <style:text-properties fo:language="bg" fo:country="BG" officeooo:paragraph-rsid="00605449"/>
    </style:style>
    <style:style style:name="P16" style:family="paragraph" style:parent-style-name="Text_20_body">
      <style:paragraph-properties fo:text-align="justify" style:justify-single-word="false"/>
      <style:text-properties fo:language="bg" fo:country="BG" officeooo:paragraph-rsid="0063d348"/>
    </style:style>
    <style:style style:name="P17" style:family="paragraph" style:parent-style-name="Text_20_body">
      <style:text-properties fo:language="bg" fo:country="BG" officeooo:paragraph-rsid="00664b71"/>
    </style:style>
    <style:style style:name="P18" style:family="paragraph" style:parent-style-name="Text_20_body">
      <style:text-properties fo:language="bg" fo:country="BG" officeooo:paragraph-rsid="006d6225"/>
    </style:style>
    <style:style style:name="P19" style:family="paragraph" style:parent-style-name="Text_20_body">
      <style:text-properties fo:language="bg" fo:country="BG" officeooo:paragraph-rsid="0074e854"/>
    </style:style>
    <style:style style:name="P20" style:family="paragraph" style:parent-style-name="Text_20_body">
      <style:text-properties fo:language="bg" fo:country="BG" officeooo:paragraph-rsid="00788b21"/>
    </style:style>
    <style:style style:name="P21" style:family="paragraph" style:parent-style-name="Text_20_body">
      <style:text-properties fo:language="bg" fo:country="BG"/>
    </style:style>
    <style:style style:name="P22" style:family="paragraph" style:parent-style-name="Text_20_body">
      <style:text-properties fo:language="bg" fo:country="BG" officeooo:paragraph-rsid="00822622"/>
    </style:style>
    <style:style style:name="P23" style:family="paragraph" style:parent-style-name="Text_20_body">
      <style:text-properties fo:language="bg" fo:country="BG" officeooo:paragraph-rsid="0092656c"/>
    </style:style>
    <style:style style:name="P24" style:family="paragraph" style:parent-style-name="Text_20_body">
      <style:text-properties fo:language="bg" fo:country="BG" officeooo:paragraph-rsid="009a1a03"/>
    </style:style>
    <style:style style:name="P25" style:family="paragraph" style:parent-style-name="Heading_20_2">
      <style:paragraph-properties fo:text-align="center" style:justify-single-word="false"/>
      <style:text-properties fo:language="bg" fo:country="BG" officeooo:rsid="009dcf67" officeooo:paragraph-rsid="009dcf67"/>
    </style:style>
    <style:style style:name="P26" style:family="paragraph" style:parent-style-name="Text_20_body">
      <style:paragraph-properties fo:text-align="justify" style:justify-single-word="false"/>
      <style:text-properties fo:language="bg" fo:country="BG" officeooo:rsid="009dcf67" officeooo:paragraph-rsid="009dcf67"/>
    </style:style>
    <style:style style:name="P27" style:family="paragraph" style:parent-style-name="Text_20_body">
      <style:text-properties fo:language="bg" fo:country="BG" officeooo:rsid="009dcf67" officeooo:paragraph-rsid="009dcf67"/>
    </style:style>
    <style:style style:name="P28" style:family="paragraph" style:parent-style-name="Text_20_body">
      <style:text-properties fo:language="bg" fo:country="BG" officeooo:rsid="009106d3" officeooo:paragraph-rsid="0092656c"/>
    </style:style>
    <style:style style:name="P29" style:family="paragraph" style:parent-style-name="Text_20_body">
      <style:text-properties fo:language="bg" fo:country="BG" officeooo:rsid="009a1a03" officeooo:paragraph-rsid="009a1a03"/>
    </style:style>
    <style:style style:name="P30" style:family="paragraph" style:parent-style-name="Figure">
      <style:text-properties fo:language="bg" fo:country="BG"/>
    </style:style>
    <style:style style:name="P31" style:family="paragraph" style:parent-style-name="Text_20_body">
      <style:text-properties fo:language="bg" fo:country="BG" officeooo:paragraph-rsid="009dcf67"/>
    </style:style>
    <style:style style:name="P32" style:family="paragraph" style:parent-style-name="Text_20_body">
      <style:text-properties fo:language="bg" fo:country="BG" officeooo:rsid="00ab4d0f" officeooo:paragraph-rsid="00ab4d0f"/>
    </style:style>
    <style:style style:name="P33" style:family="paragraph" style:parent-style-name="Text_20_body">
      <style:text-properties fo:language="bg" fo:country="BG" officeooo:rsid="00adfe7f" officeooo:paragraph-rsid="00adfe7f"/>
    </style:style>
    <style:style style:name="P34" style:family="paragraph" style:parent-style-name="Text_20_body">
      <style:text-properties fo:language="bg" fo:country="BG" officeooo:rsid="00adfe7f" officeooo:paragraph-rsid="00b34dbd"/>
    </style:style>
    <style:style style:name="P35" style:family="paragraph" style:parent-style-name="Text_20_body">
      <style:text-properties fo:language="bg" fo:country="BG" officeooo:rsid="00a70ef8" officeooo:paragraph-rsid="009dcf67"/>
    </style:style>
    <style:style style:name="P36" style:family="paragraph" style:parent-style-name="Text_20_body">
      <style:text-properties fo:language="bg" fo:country="BG" officeooo:rsid="00ac96e7" officeooo:paragraph-rsid="00ac96e7"/>
    </style:style>
    <style:style style:name="P37" style:family="paragraph" style:parent-style-name="Text_20_body">
      <style:text-properties fo:language="bg" fo:country="BG" officeooo:rsid="00c8b28b" officeooo:paragraph-rsid="00c8b28b"/>
    </style:style>
    <style:style style:name="P38" style:family="paragraph" style:parent-style-name="Text_20_body">
      <style:text-properties fo:language="bg" fo:country="BG" officeooo:rsid="00d200d4" officeooo:paragraph-rsid="00d200d4"/>
    </style:style>
    <style:style style:name="P39" style:family="paragraph" style:parent-style-name="Text_20_body">
      <style:text-properties fo:language="bg" fo:country="BG" officeooo:rsid="00daf5c8" officeooo:paragraph-rsid="00daf5c8"/>
    </style:style>
    <style:style style:name="P40" style:family="paragraph" style:parent-style-name="Text_20_body">
      <style:text-properties fo:language="bg" fo:country="BG" officeooo:rsid="00dd0482" officeooo:paragraph-rsid="00dd0482"/>
    </style:style>
    <style:style style:name="P41" style:family="paragraph" style:parent-style-name="Text_20_body">
      <style:text-properties fo:language="bg" fo:country="BG" officeooo:rsid="00e2f753" officeooo:paragraph-rsid="00e2f753"/>
    </style:style>
    <style:style style:name="P42" style:family="paragraph" style:parent-style-name="Text_20_body">
      <style:text-properties fo:language="bg" fo:country="BG" officeooo:rsid="00e2f753" officeooo:paragraph-rsid="00e636a4"/>
    </style:style>
    <style:style style:name="P43" style:family="paragraph" style:parent-style-name="Contents_20_1">
      <style:paragraph-properties>
        <style:tab-stops>
          <style:tab-stop style:position="6.6953in" style:type="right" style:leader-style="dotted" style:leader-text="."/>
        </style:tab-stops>
      </style:paragraph-properties>
    </style:style>
    <style:style style:name="P44" style:family="paragraph" style:parent-style-name="Contents_20_3">
      <style:paragraph-properties>
        <style:tab-stops>
          <style:tab-stop style:position="6.3016in" style:type="right" style:leader-style="dotted" style:leader-text="."/>
        </style:tab-stops>
      </style:paragraph-properties>
    </style:style>
    <style:style style:name="P45" style:family="paragraph" style:parent-style-name="Text_20_body">
      <style:paragraph-properties fo:text-align="justify" style:justify-single-word="false"/>
      <style:text-properties fo:font-size="12pt" fo:language="bg" fo:country="BG" officeooo:rsid="00552688" officeooo:paragraph-rsid="00626faf" style:font-size-asian="10.5pt" style:font-size-complex="12pt"/>
    </style:style>
    <style:style style:name="P46" style:family="paragraph" style:parent-style-name="Text_20_body">
      <style:paragraph-properties fo:text-align="justify" style:justify-single-word="false"/>
      <style:text-properties fo:font-size="12pt" fo:language="bg" fo:country="BG" officeooo:rsid="00552688" officeooo:paragraph-rsid="00552688" style:font-size-asian="10.5pt" style:font-size-complex="12pt"/>
    </style:style>
    <style:style style:name="P47" style:family="paragraph" style:parent-style-name="Text_20_body">
      <style:paragraph-properties fo:text-align="justify" style:justify-single-word="false"/>
      <style:text-properties fo:font-size="12pt" fo:language="bg" fo:country="BG" officeooo:rsid="00552688" officeooo:paragraph-rsid="00605449" style:font-size-asian="10.5pt" style:font-size-complex="12pt"/>
    </style:style>
    <style:style style:name="P48" style:family="paragraph" style:parent-style-name="Text_20_body">
      <style:paragraph-properties fo:text-align="justify" style:justify-single-word="false"/>
      <style:text-properties fo:font-size="12pt" fo:language="bg" fo:country="BG" officeooo:rsid="004f1492" officeooo:paragraph-rsid="00605449" style:font-size-asian="10.5pt" style:font-size-complex="12pt"/>
    </style:style>
    <style:style style:name="P49" style:family="paragraph" style:parent-style-name="Text_20_body">
      <style:paragraph-properties fo:text-align="justify" style:justify-single-word="false"/>
      <style:text-properties fo:font-size="12pt" fo:language="bg" fo:country="BG" officeooo:rsid="004f1492" officeooo:paragraph-rsid="0050bc55" style:font-size-asian="10.5pt" style:font-size-complex="12pt"/>
    </style:style>
    <style:style style:name="P50" style:family="paragraph" style:parent-style-name="Title">
      <style:paragraph-properties fo:margin-top="0.1701in" fo:margin-bottom="0.0201in" style:contextual-spacing="false"/>
      <style:text-properties style:font-name="Times New Roman" fo:font-size="40pt" fo:language="bg" fo:country="BG" officeooo:rsid="002604ca" officeooo:paragraph-rsid="002604ca" style:font-size-asian="40pt" style:font-size-complex="40pt"/>
    </style:style>
    <style:style style:name="P51" style:family="paragraph" style:parent-style-name="Subtitle">
      <style:paragraph-properties fo:margin-top="0.1189in" fo:margin-bottom="0.1189in" style:contextual-spacing="false"/>
      <style:text-properties style:font-name="Times New Roman" fo:language="bg" fo:country="BG" officeooo:rsid="002604ca" officeooo:paragraph-rsid="002604ca"/>
    </style:style>
    <style:style style:name="P52" style:family="paragraph" style:parent-style-name="Text_20_body">
      <style:paragraph-properties fo:margin-top="0in" fo:margin-bottom="0.0402in" style:contextual-spacing="false" fo:text-align="start" style:justify-single-word="false"/>
      <style:text-properties style:font-name="Times New Roman" fo:font-size="18pt" fo:language="bg" fo:country="BG" fo:font-weight="normal" officeooo:rsid="0028c911" officeooo:paragraph-rsid="0029bd7f" style:font-size-asian="18pt" style:font-weight-asian="normal" style:font-size-complex="18pt" style:font-weight-complex="normal"/>
    </style:style>
    <style:style style:name="P53" style:family="paragraph" style:parent-style-name="Text_20_body">
      <style:paragraph-properties fo:margin-top="0in" fo:margin-bottom="0.0402in" style:contextual-spacing="false" fo:text-align="end" style:justify-single-word="false"/>
      <style:text-properties style:font-name="Times New Roman" fo:font-size="18pt" fo:language="bg" fo:country="BG" fo:font-weight="normal" officeooo:rsid="0028c911" officeooo:paragraph-rsid="0029bd7f" style:font-size-asian="18pt" style:font-weight-asian="normal" style:font-size-complex="18pt" style:font-weight-complex="normal"/>
    </style:style>
    <style:style style:name="P54" style:family="paragraph" style:parent-style-name="Heading_20_2">
      <style:paragraph-properties fo:text-align="center" style:justify-single-word="false"/>
      <style:text-properties style:font-name="Liberation Sans" fo:font-size="16pt" fo:language="bg" fo:country="BG" style:font-size-asian="16pt" style:font-size-complex="16pt"/>
    </style:style>
    <style:style style:name="P55" style:family="paragraph" style:parent-style-name="Text_20_body">
      <style:text-properties fo:color="#2b91af" loext:opacity="100%" style:font-name="Cascadia Mono" fo:font-size="9.5pt" fo:language="bg" fo:country="BG" officeooo:rsid="00adfe7f" officeooo:paragraph-rsid="00adfe7f" style:font-size-asian="9.5pt"/>
    </style:style>
    <style:style style:name="P56" style:family="paragraph" style:parent-style-name="Text_20_body">
      <style:text-properties officeooo:rsid="00b394fc" officeooo:paragraph-rsid="00b394fc"/>
    </style:style>
    <style:style style:name="P57" style:family="paragraph" style:parent-style-name="Text_20_body">
      <style:text-properties officeooo:rsid="00b62c42" officeooo:paragraph-rsid="00b62c42"/>
    </style:style>
    <style:style style:name="P58" style:family="paragraph" style:parent-style-name="Text_20_body">
      <style:text-properties officeooo:rsid="00bd9209" officeooo:paragraph-rsid="00bd9209"/>
    </style:style>
    <style:style style:name="P59" style:family="paragraph" style:parent-style-name="Contents_20_2">
      <style:paragraph-properties>
        <style:tab-stops>
          <style:tab-stop style:position="6.4984in" style:type="right" style:leader-style="dotted" style:leader-text="."/>
        </style:tab-stops>
      </style:paragraph-properties>
    </style:style>
    <style:style style:name="P60" style:family="paragraph" style:parent-style-name="Text_20_body">
      <style:text-properties officeooo:rsid="00c65d13" officeooo:paragraph-rsid="00c7643e"/>
    </style:style>
    <style:style style:name="P61" style:family="paragraph" style:parent-style-name="Text_20_body">
      <style:text-properties officeooo:paragraph-rsid="00cc3110"/>
    </style:style>
    <style:style style:name="P62" style:family="paragraph" style:parent-style-name="Contents_20_1">
      <style:paragraph-properties>
        <style:tab-stops>
          <style:tab-stop style:position="6.6953in" style:type="right" style:leader-style="dotted" style:leader-text="."/>
        </style:tab-stops>
      </style:paragraph-properties>
    </style:style>
    <style:style style:name="P63" style:family="paragraph" style:parent-style-name="Contents_20_2">
      <style:paragraph-properties>
        <style:tab-stops>
          <style:tab-stop style:position="6.4984in" style:type="right" style:leader-style="dotted" style:leader-text="."/>
        </style:tab-stops>
      </style:paragraph-properties>
    </style:style>
    <style:style style:name="P64" style:family="paragraph" style:parent-style-name="Contents_20_3">
      <style:paragraph-properties>
        <style:tab-stops>
          <style:tab-stop style:position="6.3016in" style:type="right" style:leader-style="dotted" style:leader-text="."/>
        </style:tab-stops>
      </style:paragraph-properties>
    </style:style>
    <style:style style:name="P65" style:family="paragraph" style:parent-style-name="Heading_20_1" style:master-page-name="Index">
      <style:paragraph-properties fo:text-align="center" style:justify-single-word="false" style:page-number="1"/>
      <style:text-properties fo:language="bg" fo:country="BG" officeooo:rsid="00399377" officeooo:paragraph-rsid="00399377"/>
    </style:style>
    <style:style style:name="P66" style:family="paragraph" style:parent-style-name="Heading_20_1">
      <style:paragraph-properties fo:text-align="center" style:justify-single-word="false" fo:break-before="page"/>
      <style:text-properties fo:language="bg" fo:country="BG" officeooo:rsid="003bba70" officeooo:paragraph-rsid="003bba70"/>
    </style:style>
    <style:style style:name="P67" style:family="paragraph" style:parent-style-name="Heading_20_1">
      <style:paragraph-properties fo:text-align="center" style:justify-single-word="false" fo:break-before="page"/>
      <style:text-properties fo:language="bg" fo:country="BG" officeooo:rsid="004ee935" officeooo:paragraph-rsid="004ee935"/>
    </style:style>
    <style:style style:name="P68" style:family="paragraph" style:parent-style-name="Heading_20_3">
      <style:text-properties fo:language="bg" fo:country="BG"/>
    </style:style>
    <style:style style:name="P69" style:family="paragraph" style:parent-style-name="Heading_20_3">
      <style:paragraph-properties fo:break-before="page"/>
      <style:text-properties fo:language="bg" fo:country="BG"/>
    </style:style>
    <style:style style:name="P70" style:family="paragraph" style:parent-style-name="Heading_20_3">
      <style:text-properties fo:language="bg" fo:country="BG" officeooo:rsid="00664b71" officeooo:paragraph-rsid="00664b71"/>
    </style:style>
    <style:style style:name="P71" style:family="paragraph" style:parent-style-name="Heading_20_3">
      <style:text-properties fo:language="bg" fo:country="BG" officeooo:rsid="006d6225" officeooo:paragraph-rsid="006d6225"/>
    </style:style>
    <style:style style:name="P72" style:family="paragraph" style:parent-style-name="Heading_20_3">
      <style:text-properties fo:language="bg" fo:country="BG" officeooo:rsid="00749b90" officeooo:paragraph-rsid="00749b90"/>
    </style:style>
    <style:style style:name="P73" style:family="paragraph" style:parent-style-name="Heading_20_3">
      <style:text-properties fo:language="bg" fo:country="BG" officeooo:rsid="0086307d" officeooo:paragraph-rsid="0086307d"/>
    </style:style>
    <style:style style:name="P74" style:family="paragraph" style:parent-style-name="Heading_20_3">
      <style:text-properties fo:language="bg" fo:country="BG" officeooo:rsid="009106d3" officeooo:paragraph-rsid="009106d3"/>
    </style:style>
    <style:style style:name="P75" style:family="paragraph" style:parent-style-name="Heading_20_3">
      <style:text-properties fo:language="bg" fo:country="BG" officeooo:rsid="009a1a03" officeooo:paragraph-rsid="009a1a03"/>
    </style:style>
    <style:style style:name="P76" style:family="paragraph" style:parent-style-name="Heading_20_3">
      <style:text-properties fo:language="bg" fo:country="BG" officeooo:rsid="009a1a44" officeooo:paragraph-rsid="009a1a44"/>
    </style:style>
    <style:style style:name="P77" style:family="paragraph" style:parent-style-name="Heading_20_3">
      <style:text-properties fo:language="bg" fo:country="BG" officeooo:rsid="009dcf67" officeooo:paragraph-rsid="009dcf67"/>
    </style:style>
    <style:style style:name="P78" style:family="paragraph" style:parent-style-name="Heading_20_3">
      <style:text-properties fo:language="bg" fo:country="BG" officeooo:rsid="00cc3110" officeooo:paragraph-rsid="00cc3110"/>
    </style:style>
    <style:style style:name="P79" style:family="paragraph" style:parent-style-name="Heading_20_3">
      <style:text-properties fo:language="en" fo:country="US" officeooo:rsid="00b394fc" officeooo:paragraph-rsid="00b394fc"/>
    </style:style>
    <style:style style:name="P80" style:family="paragraph" style:parent-style-name="Heading_20_3">
      <style:text-properties officeooo:rsid="00c65d13" officeooo:paragraph-rsid="00c65d13"/>
    </style:style>
    <style:style style:name="P81" style:family="paragraph" style:parent-style-name="Heading_20_3">
      <style:text-properties officeooo:rsid="00f999ea" officeooo:paragraph-rsid="00f999ea"/>
    </style:style>
    <style:style style:name="P82" style:family="paragraph" style:parent-style-name="Text_20_body" style:list-style-name="L1">
      <style:paragraph-properties fo:text-align="justify" style:justify-single-word="false"/>
      <style:text-properties fo:language="bg" fo:country="BG" officeooo:rsid="003fd41d" officeooo:paragraph-rsid="003da068"/>
    </style:style>
    <style:style style:name="P83" style:family="paragraph" style:parent-style-name="Text_20_body" style:list-style-name="L1">
      <style:paragraph-properties fo:text-align="justify" style:justify-single-word="false"/>
      <style:text-properties fo:language="bg" fo:country="BG" officeooo:rsid="003d1ff2" officeooo:paragraph-rsid="003da068"/>
    </style:style>
    <style:style style:name="P84" style:family="paragraph" style:parent-style-name="Text_20_body" style:list-style-name="L1">
      <style:paragraph-properties fo:text-align="justify" style:justify-single-word="false"/>
      <style:text-properties fo:language="bg" fo:country="BG" officeooo:rsid="003d1ff2" officeooo:paragraph-rsid="0040ccd8"/>
    </style:style>
    <style:style style:name="P85" style:family="paragraph" style:parent-style-name="Text_20_body" style:list-style-name="L1">
      <style:paragraph-properties fo:text-align="justify" style:justify-single-word="false"/>
      <style:text-properties fo:language="bg" fo:country="BG" officeooo:paragraph-rsid="0040ccd8"/>
    </style:style>
    <style:style style:name="P86" style:family="paragraph" style:parent-style-name="Text_20_body" style:list-style-name="L1">
      <style:paragraph-properties fo:text-align="justify" style:justify-single-word="false"/>
      <style:text-properties fo:language="bg" fo:country="BG" officeooo:paragraph-rsid="007150e2"/>
    </style:style>
    <style:style style:name="P87" style:family="paragraph" style:parent-style-name="Text_20_body" style:list-style-name="L2">
      <style:paragraph-properties fo:text-align="justify" style:justify-single-word="false"/>
      <style:text-properties fo:language="bg" fo:country="BG" officeooo:paragraph-rsid="00552688"/>
    </style:style>
    <style:style style:name="P88" style:family="paragraph" style:parent-style-name="Text_20_body" style:list-style-name="L2">
      <style:paragraph-properties fo:text-align="justify" style:justify-single-word="false"/>
      <style:text-properties fo:language="bg" fo:country="BG" officeooo:paragraph-rsid="0058cb5b"/>
    </style:style>
    <style:style style:name="P89" style:family="paragraph" style:parent-style-name="Text_20_body" style:list-style-name="L2">
      <style:paragraph-properties fo:text-align="justify" style:justify-single-word="false"/>
      <style:text-properties fo:language="bg" fo:country="BG" officeooo:paragraph-rsid="005aa374"/>
    </style:style>
    <style:style style:name="P90" style:family="paragraph" style:parent-style-name="Text_20_body" style:list-style-name="L2">
      <style:paragraph-properties fo:text-align="justify" style:justify-single-word="false"/>
      <style:text-properties fo:language="bg" fo:country="BG" officeooo:rsid="00552688" officeooo:paragraph-rsid="00552688"/>
    </style:style>
    <style:style style:name="P91" style:family="paragraph" style:parent-style-name="Text_20_body" style:list-style-name="L4">
      <style:text-properties fo:language="bg" fo:country="BG"/>
    </style:style>
    <style:style style:name="P92" style:family="paragraph" style:parent-style-name="Text_20_body" style:list-style-name="L5">
      <style:text-properties fo:language="bg" fo:country="BG"/>
    </style:style>
    <style:style style:name="P93" style:family="paragraph" style:parent-style-name="Text_20_body" style:list-style-name="L6">
      <style:text-properties fo:language="bg" fo:country="BG" officeooo:rsid="009106d3" officeooo:paragraph-rsid="0092656c"/>
    </style:style>
    <style:style style:name="P94" style:family="paragraph" style:parent-style-name="Text_20_body" style:list-style-name="L6">
      <style:text-properties fo:language="bg" fo:country="BG" officeooo:paragraph-rsid="0092656c"/>
    </style:style>
    <style:style style:name="P95" style:family="paragraph" style:parent-style-name="Text_20_body" style:list-style-name="L7">
      <style:text-properties fo:language="bg" fo:country="BG" officeooo:rsid="00aa0cba" officeooo:paragraph-rsid="00aa0cba"/>
    </style:style>
    <style:style style:name="P96" style:family="paragraph" style:parent-style-name="Text_20_body" style:list-style-name="L7">
      <style:text-properties fo:language="bg" fo:country="BG" officeooo:rsid="00aadabe" officeooo:paragraph-rsid="00aadabe"/>
    </style:style>
    <style:style style:name="P97" style:family="paragraph" style:parent-style-name="Text_20_body" style:list-style-name="L7">
      <style:text-properties fo:language="bg" fo:country="BG" officeooo:rsid="00ab4d0f" officeooo:paragraph-rsid="00ab4d0f"/>
    </style:style>
    <style:style style:name="P98" style:family="paragraph" style:parent-style-name="Text_20_body">
      <style:text-properties fo:language="bg" fo:country="BG" officeooo:rsid="00e2f753" officeooo:paragraph-rsid="00e636a4"/>
    </style:style>
    <style:style style:name="P99" style:family="paragraph" style:parent-style-name="Text_20_body">
      <style:text-properties fo:language="bg" fo:country="BG" officeooo:rsid="00ef6aa9" officeooo:paragraph-rsid="00ef6aa9"/>
    </style:style>
    <style:style style:name="P100" style:family="paragraph" style:parent-style-name="Text_20_body">
      <style:text-properties fo:language="bg" fo:country="BG" officeooo:rsid="00ef6aa9" officeooo:paragraph-rsid="00f51df9"/>
    </style:style>
    <style:style style:name="P101" style:family="paragraph" style:parent-style-name="Text_20_body" style:list-style-name="L1">
      <style:paragraph-properties fo:text-align="justify" style:justify-single-word="false"/>
      <style:text-properties officeooo:paragraph-rsid="007150e2"/>
    </style:style>
    <style:style style:name="P102" style:family="paragraph" style:parent-style-name="Text_20_body" style:list-style-name="L2">
      <style:paragraph-properties fo:text-align="justify" style:justify-single-word="false"/>
      <style:text-properties fo:font-size="12pt" fo:language="bg" fo:country="BG" officeooo:rsid="00552688" officeooo:paragraph-rsid="00552688" style:font-size-asian="10.5pt" style:font-size-complex="12pt"/>
    </style:style>
    <style:style style:name="P103" style:family="paragraph" style:parent-style-name="Text_20_body" style:list-style-name="L2">
      <style:paragraph-properties fo:text-align="justify" style:justify-single-word="false"/>
      <style:text-properties fo:font-size="12pt" fo:language="bg" fo:country="BG" officeooo:rsid="005aa374" officeooo:paragraph-rsid="005aa374" style:font-size-asian="10.5pt" style:font-size-complex="12pt"/>
    </style:style>
    <style:style style:name="P104" style:family="paragraph" style:parent-style-name="Text_20_body" style:list-style-name="L3">
      <style:text-properties officeooo:paragraph-rsid="00788b21"/>
    </style:style>
    <style:style style:name="P105" style:family="paragraph" style:parent-style-name="Text_20_body">
      <style:text-properties officeooo:paragraph-rsid="00f999ea"/>
    </style:style>
    <style:style style:name="P106" style:family="paragraph" style:parent-style-name="Text_20_body">
      <style:text-properties officeooo:rsid="00fdfcbb" officeooo:paragraph-rsid="00fdfcbb"/>
    </style:style>
    <style:style style:name="P107" style:family="paragraph" style:parent-style-name="Text_20_body">
      <style:text-properties officeooo:rsid="0100ef34" officeooo:paragraph-rsid="0100ef34"/>
    </style:style>
    <style:style style:name="P108" style:family="paragraph" style:parent-style-name="Text_20_body" style:list-style-name="L8">
      <style:text-properties fo:language="en" fo:country="US" officeooo:rsid="01049e6c" officeooo:paragraph-rsid="01049e6c"/>
    </style:style>
    <style:style style:name="P109" style:family="paragraph" style:parent-style-name="Text_20_body" style:list-style-name="L12">
      <style:text-properties fo:language="en" fo:country="US" officeooo:rsid="0106c3b2" officeooo:paragraph-rsid="0106c3b2"/>
    </style:style>
    <style:style style:name="P110" style:family="paragraph" style:parent-style-name="Text_20_body">
      <style:text-properties fo:language="en" fo:country="US" officeooo:rsid="0106c3b2" officeooo:paragraph-rsid="0106c3b2"/>
    </style:style>
    <style:style style:name="P111" style:family="paragraph" style:parent-style-name="Text_20_body">
      <style:text-properties officeooo:paragraph-rsid="01049e6c"/>
    </style:style>
    <style:style style:name="T1" style:family="text">
      <style:text-properties fo:language="bg" fo:country="BG"/>
    </style:style>
    <style:style style:name="T2" style:family="text">
      <style:text-properties fo:language="bg" fo:country="BG" fo:font-weight="normal" style:font-weight-asian="normal" style:font-weight-complex="normal"/>
    </style:style>
    <style:style style:name="T3" style:family="text">
      <style:text-properties fo:language="bg" fo:country="BG" officeooo:rsid="00788b21"/>
    </style:style>
    <style:style style:name="T4" style:family="text">
      <style:text-properties fo:language="bg" fo:country="BG" officeooo:rsid="008deca4"/>
    </style:style>
    <style:style style:name="T5" style:family="text">
      <style:text-properties fo:language="bg" fo:country="BG" officeooo:rsid="008fc4ea"/>
    </style:style>
    <style:style style:name="T6" style:family="text">
      <style:text-properties fo:language="bg" fo:country="BG" officeooo:rsid="00b394fc"/>
    </style:style>
    <style:style style:name="T7" style:family="text">
      <style:text-properties fo:language="bg" fo:country="BG" officeooo:rsid="00b47d82"/>
    </style:style>
    <style:style style:name="T8" style:family="text">
      <style:text-properties fo:language="bg" fo:country="BG" officeooo:rsid="00b79f29"/>
    </style:style>
    <style:style style:name="T9" style:family="text">
      <style:text-properties fo:language="bg" fo:country="BG" officeooo:rsid="00bac96f"/>
    </style:style>
    <style:style style:name="T10" style:family="text">
      <style:text-properties fo:language="bg" fo:country="BG" officeooo:rsid="00c2aa65"/>
    </style:style>
    <style:style style:name="T11" style:family="text">
      <style:text-properties fo:language="bg" fo:country="BG" officeooo:rsid="00c46e63"/>
    </style:style>
    <style:style style:name="T12" style:family="text">
      <style:text-properties fo:language="bg" fo:country="BG" officeooo:rsid="00c95b1e"/>
    </style:style>
    <style:style style:name="T13" style:family="text">
      <style:text-properties fo:language="bg" fo:country="BG" officeooo:rsid="00cc3110"/>
    </style:style>
    <style:style style:name="T14" style:family="text">
      <style:text-properties fo:language="bg" fo:country="BG" officeooo:rsid="00cfa990"/>
    </style:style>
    <style:style style:name="T15" style:family="text">
      <style:text-properties fo:language="bg" fo:country="BG" officeooo:rsid="00d1c2de"/>
    </style:style>
    <style:style style:name="T16" style:family="text">
      <style:text-properties fo:language="bg" fo:country="BG" officeooo:rsid="00d64e1f"/>
    </style:style>
    <style:style style:name="T17" style:family="text">
      <style:text-properties fo:language="bg" fo:country="BG" officeooo:rsid="00f999ea"/>
    </style:style>
    <style:style style:name="T18" style:family="text">
      <style:text-properties fo:language="bg" fo:country="BG" officeooo:rsid="00feffaa"/>
    </style:style>
    <style:style style:name="T19" style:family="text">
      <style:text-properties fo:language="bg" fo:country="BG" officeooo:rsid="010298de"/>
    </style:style>
    <style:style style:name="T20" style:family="text">
      <style:text-properties fo:language="bg" fo:country="BG" officeooo:rsid="0102bc32"/>
    </style:style>
    <style:style style:name="T21" style:family="text">
      <style:text-properties fo:language="bg" fo:country="BG" officeooo:rsid="01049e6c"/>
    </style:style>
    <style:style style:name="T22" style:family="text">
      <style:text-properties style:font-name="Times New Roman" fo:font-size="18pt" officeooo:rsid="002ed705" style:font-size-asian="18pt" style:font-size-complex="18pt"/>
    </style:style>
    <style:style style:name="T23" style:family="text">
      <style:text-properties style:font-name="Times New Roman" fo:font-size="16pt" style:font-size-asian="16pt" style:font-size-complex="16pt"/>
    </style:style>
    <style:style style:name="T24" style:family="text">
      <style:text-properties officeooo:rsid="0029bd7f"/>
    </style:style>
    <style:style style:name="T25" style:family="text">
      <style:text-properties fo:font-weight="normal" officeooo:rsid="002604ca" style:font-weight-asian="normal" style:font-weight-complex="normal"/>
    </style:style>
    <style:style style:name="T26" style:family="text">
      <style:text-properties officeooo:rsid="003da068"/>
    </style:style>
    <style:style style:name="T27" style:family="text">
      <style:text-properties officeooo:rsid="003f3fc7"/>
    </style:style>
    <style:style style:name="T28" style:family="text">
      <style:text-properties officeooo:rsid="003fd41d"/>
    </style:style>
    <style:style style:name="T29" style:family="text">
      <style:text-properties officeooo:rsid="004320bc"/>
    </style:style>
    <style:style style:name="T30" style:family="text">
      <style:text-properties officeooo:rsid="004891ef"/>
    </style:style>
    <style:style style:name="T31" style:family="text">
      <style:text-properties officeooo:rsid="004c0ad7"/>
    </style:style>
    <style:style style:name="T32" style:family="text">
      <style:text-properties fo:font-size="16pt" style:font-size-asian="16pt" style:font-size-complex="16pt"/>
    </style:style>
    <style:style style:name="T33" style:family="text">
      <style:text-properties officeooo:rsid="0050c1de"/>
    </style:style>
    <style:style style:name="T34" style:family="text">
      <style:text-properties style:font-name="Liberation Serif" officeooo:rsid="0050c1de"/>
    </style:style>
    <style:style style:name="T35" style:family="text">
      <style:text-properties style:font-name="Liberation Serif1" officeooo:rsid="0050c1de"/>
    </style:style>
    <style:style style:name="T36" style:family="text">
      <style:text-properties fo:font-size="12pt" officeooo:rsid="00552688" style:font-size-asian="10.5pt" style:font-size-complex="12pt"/>
    </style:style>
    <style:style style:name="T37" style:family="text">
      <style:text-properties fo:font-size="12pt" officeooo:rsid="0056d0c9" style:font-size-asian="10.5pt" style:font-size-complex="12pt"/>
    </style:style>
    <style:style style:name="T38" style:family="text">
      <style:text-properties fo:font-size="12pt" officeooo:rsid="00605449" style:font-size-asian="10.5pt" style:font-size-complex="12pt"/>
    </style:style>
    <style:style style:name="T39" style:family="text">
      <style:text-properties officeooo:rsid="005b60da"/>
    </style:style>
    <style:style style:name="T40" style:family="text">
      <style:text-properties officeooo:rsid="00664b71"/>
    </style:style>
    <style:style style:name="T41" style:family="text">
      <style:text-properties officeooo:rsid="0067c4e1"/>
    </style:style>
    <style:style style:name="T42" style:family="text">
      <style:text-properties officeooo:rsid="0068fb45"/>
    </style:style>
    <style:style style:name="T43" style:family="text">
      <style:text-properties officeooo:rsid="0080dda1"/>
    </style:style>
    <style:style style:name="T44" style:family="text">
      <style:text-properties officeooo:rsid="0082b0ec"/>
    </style:style>
    <style:style style:name="T45" style:family="text">
      <style:text-properties officeooo:rsid="0084b8cd"/>
    </style:style>
    <style:style style:name="T46" style:family="text">
      <style:text-properties officeooo:rsid="0066de63"/>
    </style:style>
    <style:style style:name="T47" style:family="text">
      <style:text-properties officeooo:rsid="004a5f56"/>
    </style:style>
    <style:style style:name="T48" style:family="text">
      <style:text-properties officeooo:rsid="004531cc"/>
    </style:style>
    <style:style style:name="T49" style:family="text">
      <style:text-properties officeooo:rsid="007150e2"/>
    </style:style>
    <style:style style:name="T50" style:family="text">
      <style:text-properties officeooo:rsid="00605449"/>
    </style:style>
    <style:style style:name="T51" style:family="text">
      <style:text-properties officeooo:rsid="00626faf"/>
    </style:style>
    <style:style style:name="T52" style:family="text">
      <style:text-properties officeooo:rsid="0063d348"/>
    </style:style>
    <style:style style:name="T53" style:family="text">
      <style:text-properties officeooo:rsid="00770982"/>
    </style:style>
    <style:style style:name="T54" style:family="text">
      <style:text-properties officeooo:rsid="00894eca"/>
    </style:style>
    <style:style style:name="T55" style:family="text">
      <style:text-properties officeooo:rsid="00a4550a"/>
    </style:style>
    <style:style style:name="T56" style:family="text">
      <style:text-properties officeooo:rsid="00a86bb8"/>
    </style:style>
    <style:style style:name="T57" style:family="text">
      <style:text-properties officeooo:rsid="009dcf67"/>
    </style:style>
    <style:style style:name="T58" style:family="text">
      <style:text-properties officeooo:rsid="009e7652"/>
    </style:style>
    <style:style style:name="T59" style:family="text">
      <style:text-properties officeooo:rsid="00a37a94"/>
    </style:style>
    <style:style style:name="T60" style:family="text">
      <style:text-properties officeooo:rsid="00aa0cba"/>
    </style:style>
    <style:style style:name="T61" style:family="text">
      <style:text-properties officeooo:rsid="00ad90ff"/>
    </style:style>
    <style:style style:name="T62" style:family="text">
      <style:text-properties fo:color="#2b91af" loext:opacity="100%" style:font-name="Cascadia Mono" fo:font-size="9.5pt" style:font-size-asian="9.5pt"/>
    </style:style>
    <style:style style:name="T63" style:family="text">
      <style:text-properties fo:color="#000000" loext:opacity="100%" style:font-name="Cascadia Mono" fo:font-size="9.5pt" style:font-size-asian="9.5pt"/>
    </style:style>
    <style:style style:name="T64" style:family="text">
      <style:text-properties fo:color="#000000" loext:opacity="100%" style:font-name="Liberation Serif1" fo:font-size="12pt" officeooo:rsid="00ae5e00" style:font-size-asian="12pt" style:font-size-complex="12pt"/>
    </style:style>
    <style:style style:name="T65" style:family="text">
      <style:text-properties officeooo:rsid="00b394fc"/>
    </style:style>
    <style:style style:name="T66" style:family="text">
      <style:text-properties fo:language="en" fo:country="US"/>
    </style:style>
    <style:style style:name="T67" style:family="text">
      <style:text-properties fo:language="en" fo:country="US" officeooo:rsid="00b394fc"/>
    </style:style>
    <style:style style:name="T68" style:family="text">
      <style:text-properties fo:language="en" fo:country="US" officeooo:rsid="00bac96f"/>
    </style:style>
    <style:style style:name="T69" style:family="text">
      <style:text-properties fo:language="en" fo:country="US" officeooo:rsid="00c2aa65"/>
    </style:style>
    <style:style style:name="T70" style:family="text">
      <style:text-properties fo:language="en" fo:country="US" officeooo:rsid="00c46e63"/>
    </style:style>
    <style:style style:name="T71" style:family="text">
      <style:text-properties fo:language="en" fo:country="US" officeooo:rsid="00d1c2de"/>
    </style:style>
    <style:style style:name="T72" style:family="text">
      <style:text-properties fo:language="en" fo:country="US" officeooo:rsid="00e48d8e"/>
    </style:style>
    <style:style style:name="T73" style:family="text">
      <style:text-properties fo:language="en" fo:country="US" officeooo:rsid="00e977ac"/>
    </style:style>
    <style:style style:name="T74" style:family="text">
      <style:text-properties fo:language="en" fo:country="US" officeooo:rsid="00f2006b"/>
    </style:style>
    <style:style style:name="T75" style:family="text">
      <style:text-properties fo:language="en" fo:country="US" officeooo:rsid="00feffaa"/>
    </style:style>
    <style:style style:name="T76" style:family="text">
      <style:text-properties fo:language="en" fo:country="US" officeooo:rsid="0102bc32"/>
    </style:style>
    <style:style style:name="T77" style:family="text">
      <style:text-properties officeooo:rsid="00bb08da"/>
    </style:style>
    <style:style style:name="T78" style:family="text">
      <style:text-properties officeooo:rsid="00c021db"/>
    </style:style>
    <style:style style:name="T79" style:family="text">
      <style:text-properties officeooo:rsid="00c20a51"/>
    </style:style>
    <style:style style:name="T80" style:family="text">
      <style:text-properties officeooo:rsid="00c7bacd"/>
    </style:style>
    <style:style style:name="T81" style:family="text">
      <style:text-properties officeooo:rsid="00c8b28b"/>
    </style:style>
    <style:style style:name="T82" style:family="text">
      <style:text-properties officeooo:rsid="00c95b1e"/>
    </style:style>
    <style:style style:name="T83" style:family="text">
      <style:text-properties officeooo:rsid="00e35120"/>
    </style:style>
    <style:style style:name="T84" style:family="text">
      <style:text-properties officeooo:rsid="00e48d8e"/>
    </style:style>
    <style:style style:name="T85" style:family="text">
      <style:text-properties officeooo:rsid="00ea28ff"/>
    </style:style>
    <style:style style:name="T86" style:family="text">
      <style:text-properties officeooo:rsid="00ee26e4"/>
    </style:style>
    <style:style style:name="T87" style:family="text">
      <style:text-properties officeooo:rsid="00f2006b"/>
    </style:style>
    <style:style style:name="T88" style:family="text">
      <style:text-properties officeooo:rsid="00f51df9"/>
    </style:style>
    <style:style style:name="T89" style:family="text">
      <style:text-properties officeooo:rsid="00f999ea"/>
    </style:style>
    <style:style style:name="T90" style:family="text">
      <style:text-properties officeooo:rsid="00fb98af"/>
    </style:style>
    <style:style style:name="T91" style:family="text">
      <style:text-properties officeooo:rsid="00fc2de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839in, 0in, 0.9575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ДИПЛОМНА РАБОТА</text:p>
      <text:p text:style-name="P51">ЗА ПРИДОБИВАНЕ НА ТРЕТА СТЕПЕН НА ПРОФЕСИОНАЛНА КВАЛИФИКАЦИЯ</text:p>
      <text:p text:style-name="P3">Тема: Изграждане на комплекс от методи, средства и подходи при разработването на приложение: <text:line-break/>„Система за данъчни услуги“</text:p>
      <text:p text:style-name="P4"/>
      <text:p text:style-name="P4"/>
      <text:section text:style-name="Sect1" text:name="Section1">
        <text:p text:style-name="P52">Ученик: <text:line-break/><text:span text:style-name="T24">Иво Недев </text:span></text:p>
        <text:p text:style-name="P53">Ръководител консултант:<text:line-break/><text:span text:style-name="T24">Милен Василев</text:span></text:p>
      </text:section>
      <text:p text:style-name="P7"><text:span text:style-name="T23">Професия: „Приложен програмист“<text:line-break/>Специалност: „Приложно програмиране“<text:line-break/><text:line-break/></text:span><text:span text:style-name="T22">Велико Търново 2024г.</text:span></text:p>
      <text:h text:style-name="P65" text:outline-level="1"><text:bookmark-start text:name="__RefHeading___Toc93_95914007"/><text:bookmark-end text:name="__RefHeading___Toc93_95914007"/></text:h>
      <text:table-of-content text:style-name="Sect2" text:protected="true" text:name="Table of Contents1">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62"><text:a xlink:type="simple" xlink:href="#__RefHeading___Toc1473_1026404534" text:style-name="Index_20_Link" text:visited-style-name="Index_20_Link">Увод<text:tab/>2</text:a></text:p>
          <text:p text:style-name="P62"><text:a xlink:type="simple" xlink:href="#__RefHeading___Toc3050_1026404534" text:style-name="Index_20_Link" text:visited-style-name="Index_20_Link">Основна част<text:tab/>4</text:a></text:p>
          <text:p text:style-name="P63"><text:a xlink:type="simple" xlink:href="#__RefHeading___Toc3052_1026404534" text:style-name="Index_20_Link" text:visited-style-name="Index_20_Link">Използвани технологии<text:tab/>4</text:a></text:p>
          <text:p text:style-name="P64"><text:a xlink:type="simple" xlink:href="#__RefHeading___Toc3054_1026404534" text:style-name="Index_20_Link" text:visited-style-name="Index_20_Link"><text:s/>Microsoft Visual Studio 2022<text:tab/>4</text:a></text:p>
          <text:p text:style-name="P64"><text:a xlink:type="simple" xlink:href="#__RefHeading___Toc3056_1026404534" text:style-name="Index_20_Link" text:visited-style-name="Index_20_Link"><text:s/>MVC (Model-View-Controller)<text:tab/>5</text:a></text:p>
          <text:p text:style-name="P64"><text:a xlink:type="simple" xlink:href="#__RefHeading___Toc3058_1026404534" text:style-name="Index_20_Link" text:visited-style-name="Index_20_Link"><text:s/>HTML<text:tab/>6</text:a></text:p>
          <text:p text:style-name="P64"><text:a xlink:type="simple" xlink:href="#__RefHeading___Toc3060_1026404534" text:style-name="Index_20_Link" text:visited-style-name="Index_20_Link">CSS<text:tab/>7</text:a></text:p>
          <text:p text:style-name="P64"><text:a xlink:type="simple" xlink:href="#__RefHeading___Toc3062_1026404534" text:style-name="Index_20_Link" text:visited-style-name="Index_20_Link">JavaScript<text:tab/>8</text:a></text:p>
          <text:p text:style-name="P64"><text:a xlink:type="simple" xlink:href="#__RefHeading___Toc1669_3853573965" text:style-name="Index_20_Link" text:visited-style-name="Index_20_Link">C#<text:tab/>9</text:a></text:p>
          <text:p text:style-name="P64"><text:a xlink:type="simple" xlink:href="#__RefHeading___Toc1671_3853573965" text:style-name="Index_20_Link" text:visited-style-name="Index_20_Link">.NET<text:tab/>10</text:a></text:p>
          <text:p text:style-name="P64"><text:a xlink:type="simple" xlink:href="#__RefHeading___Toc1673_3853573965" text:style-name="Index_20_Link" text:visited-style-name="Index_20_Link">Microsoft SQL Server<text:tab/>11</text:a></text:p>
          <text:p text:style-name="P64"><text:a xlink:type="simple" xlink:href="#__RefHeading___Toc1675_3853573965" text:style-name="Index_20_Link" text:visited-style-name="Index_20_Link">SQL Server Management Studio<text:tab/>12</text:a></text:p>
          <text:p text:style-name="P64"><text:a xlink:type="simple" xlink:href="#__RefHeading___Toc1677_3853573965" text:style-name="Index_20_Link" text:visited-style-name="Index_20_Link">Github<text:tab/>13</text:a></text:p>
          <text:p text:style-name="P64"><text:a xlink:type="simple" xlink:href="#__RefHeading___Toc1679_3853573965" text:style-name="Index_20_Link" text:visited-style-name="Index_20_Link">Bootstrap<text:tab/>14</text:a></text:p>
          <text:p text:style-name="P64"><text:a xlink:type="simple" xlink:href="#__RefHeading___Toc1681_3853573965" text:style-name="Index_20_Link" text:visited-style-name="Index_20_Link">Razor<text:tab/>15</text:a></text:p>
          <text:p text:style-name="P64"><text:a xlink:type="simple" xlink:href="#__RefHeading___Toc1683_3853573965" text:style-name="Index_20_Link" text:visited-style-name="Index_20_Link">HtmlSanitizer<text:tab/>15</text:a></text:p>
          <text:p text:style-name="P63"><text:a xlink:type="simple" xlink:href="#__RefHeading___Toc1685_3853573965" text:style-name="Index_20_Link" text:visited-style-name="Index_20_Link">Конструкция на проекта<text:tab/>16</text:a></text:p>
          <text:p text:style-name="P64"><text:a xlink:type="simple" xlink:href="#__RefHeading___Toc1687_3853573965" text:style-name="Index_20_Link" text:visited-style-name="Index_20_Link">StartUp.cs<text:tab/>16</text:a></text:p>
          <text:p text:style-name="P64"><text:a xlink:type="simple" xlink:href="#__RefHeading___Toc1689_3853573965" text:style-name="Index_20_Link" text:visited-style-name="Index_20_Link">ApplicationBuilderExtensions.cs<text:tab/>18</text:a></text:p>
          <text:p text:style-name="P64"><text:a xlink:type="simple" xlink:href="#__RefHeading___Toc1691_3853573965" text:style-name="Index_20_Link" text:visited-style-name="Index_20_Link">ApplicationDbContext.cs<text:tab/>19</text:a></text:p>
          <text:p text:style-name="P64"><text:a xlink:type="simple" xlink:href="#__RefHeading___Toc1693_3853573965" text:style-name="Index_20_Link" text:visited-style-name="Index_20_Link">Миграции<text:tab/>21</text:a></text:p>
          <text:p text:style-name="P64"><text:a xlink:type="simple" xlink:href="#__RefHeading___Toc1695_3853573965" text:style-name="Index_20_Link" text:visited-style-name="Index_20_Link">Изгледи<text:tab/>22</text:a></text:p>
          <text:p text:style-name="P64"><text:a xlink:type="simple" xlink:href="#__RefHeading___Toc2280_1770221169" text:style-name="Index_20_Link" text:visited-style-name="Index_20_Link">Контролери<text:tab/>26</text:a></text:p>
        </text:index-body>
      </text:table-of-content>
      <text:p text:style-name="P8"/>
      <text:h text:style-name="P66" text:outline-level="1"><text:bookmark-start text:name="__RefHeading___Toc1473_1026404534"/>Увод<text:bookmark-end text:name="__RefHeading___Toc1473_1026404534"/></text:h>
      <text:p text:style-name="P10"><text:tab/>Дипломната работа представя ревизия на уеб-базираното приложение „<text:span text:style-name="T25">Система за данъчни услуги</text:span>“. Като показва <text:span text:style-name="T26">целта на проекта,</text:span> използваните технологии при разработката му <text:span text:style-name="T46">и</text:span> подходите, чрез които е създадено.</text:p>
      <text:p text:style-name="P11"><text:tab/>Целта на проекта е да улеснява <text:span text:style-name="T26">клиентите и</text:span> служителите в дадена община, <text:span text:style-name="T26">като</text:span> <text:span text:style-name="T26">разпределя клиенти по всички гишета, които предлагат желаната от тях услуга. Така се предотвратяват опашките и напреженията в обществената сградата. Всеки клиент може да направи заявка за всяка предоставяна услуга и проекта автоматично ще му изчисли на кое гише и в колко часа да бъде. </text:span><text:span text:style-name="T27">Не е нужна външна намеса за функционалността на проекта като обработката на данни може да бъде извършена изцяло от уеб интерфейса. </text:span><text:span text:style-name="T28">Така потребителите могат да създават, редактират и изтриват информация в базата данни.</text:span></text:p>
      <text:p text:style-name="P12"><text:tab/>Подходите, използвани при създаването на уеб-базираното приложение "Система за данъчни услуги", включват:</text:p>
      <text:list text:style-name="L1">
        <text:list-item>
          <text:p text:style-name="P82">Обектно ориентирано програмиране (ООП): Използването на C# позволява изграждането на приложение, което се базира на принципите на ООП. Това включва използването на класове, обекти, наследяване, полиморфизъм и инкапсулация за създаване на модулна и лесно разширяема архитектура.</text:p>
        </text:list-item>
        <text:list-item>
          <text:p text:style-name="P82">Интегрирана среда за разработка (IDE): Visual Studio е избраната среда за разработка за създаването на приложението. Тя предоставя широк спектър от инструменти за разработка, включително удобен интерфейс за програмиране, интегриран отстраняване на грешки и автоматично довършване на кода.</text:p>
        </text:list-item>
        <text:list-item>
          <text:p text:style-name="P83"><text:span text:style-name="T28">Уеб-базирана архитектура: Приложението е базирано на уеб технологии </text:span><text:span text:style-name="T30">като HTML, CSS, JavaScript и Razor</text:span><text:span text:style-name="T28">, което го прави достъпно от различни устройства с достъп до интернет. Използването на уеб интерфейс позволява на потребителите да използват приложението без необходимостта от инсталиране на допълнителен софтуер. HTML се използва за създаване на структурата на уеб страниците. С помощта </text:span><text:span text:style-name="T47">му</text:span><text:span text:style-name="T28"> се дефинират различни елементи и техните взаимоотношения, което определя как информацията се представя на потребителите. CSS </text:span><text:span text:style-name="T31">е приложен</text:span><text:span text:style-name="T28"> за стилизиране на уеб страниците и придаване на т</text:span><text:span text:style-name="T31">е</text:span><text:span text:style-name="T28">хния външен вид. </text:span><text:span text:style-name="T31">Чрез CSS с</text:span><text:span text:style-name="T28">е определят различни аспекти на дизайна, като цветове, шрифтове, размери, разположение на елементите и други, което допринася за усещането за естетика и удобство за потребителите. </text:span><text:span text:style-name="T31">С JavaScript e създадена една от валидацията на входните данни в проекта. Razor е технология, която позволява съчетаването на код на C# с HTML в едно уеб приложение, което е особено полезно при създаването на динамично генерирани уеб страници. Тази технология се използва в ASP.NET, което позволява лесното интегриране на бизнес логиката на приложението с уеб интерфейса.</text:span></text:p>
        </text:list-item>
        <text:list-item>
          <text:p text:style-name="P82">Автоматизирано разпределение на ресурсите: Чрез изчисления и алгоритми, вградени в приложението, се осигурява автоматично разпределение на клиентите към различните гишета в зависимост от тяхната заявка и текущото натоварване. Това помага за оптимизиране на обслужването и намаляване на опашките.</text:p>
        </text:list-item>
        <text:list-item>
          <text:p text:style-name="P85"><text:soft-page-break/><text:span text:style-name="T28">Сигурност и защита на данните: Приложението включва мерки за защита на данните, като например криптиране на комуникацията чрез HTTPS и мерки за управление на достъпа до данните. </text:span><text:span text:style-name="T29">Също така е използван и <text:s/>HTML Sanitizer, който е инструмент е от съществено значение за осигуряване на сигурността на уеб приложението, като предотвратява възможни атаки като XSS (Cross-Site Scripting). HTML Sanitizer се използва за филтриране и премахване на потенциално опасен HTML и JavaScript код от входните данни, преди те да бъдат обработени и показани на потребителите. Това помага за предотвратяване на злонамерени атаки и защитава уеб приложението и данните на потребителите от външни заплахи. </text:span></text:p>
        </text:list-item>
        <text:list-item>
          <text:p text:style-name="P84">SQL Management Studio. Това софтуерно приложение предоставя мощни инструменти за управление на бази данни, включително създаване на таблиците, извършване на заявки и оптимизиране на базата данни за ефективно съхранение и достъп до информацията. Използването <text:span text:style-name="T48">му</text:span> допринася за създаването на стабилна и надеждна база данни, която е основен компонент от функционалността и ефективността на приложението за данъчни услуги.</text:p>
        </text:list-item>
        <text:list-item>
          <text:p text:style-name="P86"><text:span text:style-name="T49">GitHub </text:span>предоставя редица полезни функции и възможности за управление на кода и сътрудничество в софтуерните проекти. Някои от ключовите функции включват:</text:p>
          <text:list>
            <text:list-item>
              <text:p text:style-name="P101"><text:span text:style-name="Strong_20_Emphasis"><text:span text:style-name="T2">Хостинг на хранилища за код</text:span></text:span><text:span text:style-name="T2">: GitHub позволява на потребителите да създават хранилища за своите проекти, къд</text:span><text:span text:style-name="T1">ето могат да съхраняват, управляват и споделят своя код.</text:span></text:p>
            </text:list-item>
            <text:list-item>
              <text:p text:style-name="P101"><text:span text:style-name="Strong_20_Emphasis"><text:span text:style-name="T2">Версиониране на кода</text:span></text:span><text:span text:style-name="T2">: С GitHub може да се правят версии на кода, което позволява на разработчиците</text:span><text:span text:style-name="T1"> да следят промените, да сътрудничат и да се връщат към предишни версии на своите проекти.</text:span></text:p>
            </text:list-item>
            <text:list-item>
              <text:p text:style-name="P101"><text:span text:style-name="Strong_20_Emphasis"><text:span text:style-name="T2">Управление на задачи и проблеми</text:span></text:span><text:span text:style-name="T2">:</text:span><text:span text:style-name="T1"> GitHub предоставя инструменти за управление на задачи и проблеми, което улеснява сътрудничеството и проследяването на проблемите в различните версии на софтуерните проекти. <text:s text:c="2"/></text:span></text:p>
            </text:list-item>
          </text:list>
        </text:list-item>
      </text:list>
      <text:p text:style-name="P13"><text:line-break/>Тези подходи създават функционално и удобно за използване уеб приложение за управление на данъчни услуги, което подобрява ефективността и удобството както за клиентите, така и за служителите на общинската администрация.</text:p>
      <text:h text:style-name="P67" text:outline-level="1"><text:bookmark-start text:name="__RefHeading___Toc3050_1026404534"/>Основна част<text:bookmark-end text:name="__RefHeading___Toc3050_1026404534"/></text:h>
      <text:h text:style-name="P54" text:outline-level="2"><text:bookmark-start text:name="__RefHeading___Toc3052_1026404534"/>Използвани технологии<text:bookmark-end text:name="__RefHeading___Toc3052_1026404534"/></text:h>
      <text:p text:style-name="P9"><text:span text:style-name="T32"/></text:p>
      <text:h text:style-name="P68" text:outline-level="3"><text:bookmark-start text:name="__RefHeading___Toc3054_1026404534"/><text:tab/><text:span text:style-name="T50">Microsoft Visual Studio 2022</text:span><text:bookmark-end text:name="__RefHeading___Toc3054_1026404534"/></text:h>
      <text:p text:style-name="P48"><text:tab/>Microsoft Visual Studio е мощна интегрирана среда за разработка (IDE), специално създадена за създаването на софтуерни приложения за Windows и платформата .NET Framework. Тя представлява универсален инструментариум, който позволява разработката както на конзолни, така и на графични потребителски интерфейси (GUI) приложения. Обхватът <text:span text:style-name="T34">ѝ</text:span><text:span text:style-name="T35"> </text:span>включва както традиционните Windows Forms, така и по-модерната Windows Presentation Foundation (WPF). Освен това, Visual Studio разширява възможностите си, за да обхване и уеб ориентираните проекти, включително уеб сайтове, уеб приложения и уеб услуги, работещи на различни платформи на Microsoft - Windows, Windows Mobile, Windows СЕ, .NET Framework, .NET Compact Framework и Microsoft Silverlight. </text:p>
      <text:p text:style-name="P49"><text:tab/>В рамките на мощния си каркас, Visual Studio предлага богата гама от функции и възможности, които дават сила на разработчиците през целия цикъл на разработката на софтуера. От началото на създаването на кода до неговото изпълнение, дебъгване и крайното разпространение, Visual Studio оркестрира всяка стъпка с изящество. Нейните възможности са очевидни и във фината настройка и дебъгване както на високо, така и на ниско ниво, гарантирайки задълбочен анализ и доработ<text:span text:style-name="T33">ване</text:span> на приложенията. </text:p>
      <text:p text:style-name="P49"><text:tab/>В сърцето на функционалностите на Visual Studio лежи нейната мощ в разработка на код, компилиране, изпълнение и дебъгване. Въпреки това, нейният обхват отива далеч извън просто манипулиране на кода. IDE-то се гордее с множество инструменти и помощни програми за тестване на приложения, дизайн на потребителски интерфейси, включващи форми, диалози, уеб страници и визуални контроли, моделиране на данни и класове, изпълнение на тестове, пакетиране на приложения и много други функции. </text:p>
      <text:p text:style-name="P49"><text:tab/>Освен това, Visual Studio е изключително разширяема платформа, позволяваща интеграцията на плъгини, които разширяват нейните възможности, за да отговарят на разнообразни нужди в разработката. Без значение дали става въпрос за подобряване на поддръжката на системи за управление на изходния код като Subversion и Visual SourceSafe или въвеждане на специализирани инструменти като редактори и визуални дизайнери за езици със специфични домейни, Visual Studio позволява персонализация на почти всеки аспект от процеса на разработка. Допълнително, то се интегрира безупречно с колаборативните инструменти на Microsoft, като Team Foundation Server и Team Explorer, създавайки условия за по-ефективно сътрудничество и управление на проекти.</text:p>
      <text:p text:style-name="P49"><draw:frame draw:style-name="fr11" draw:name="Image2" text:anchor-type="char" svg:x="1.0165in" svg:y="0.1953in" svg:width="4.7311in" svg:height="0.7937in" draw:z-index="0"><draw:image xlink:href="Pictures/1000000100000500000000D77B57DD6B.png" xlink:type="simple" xlink:show="embed" xlink:actuate="onLoad" draw:mime-type="image/png"/></draw:frame></text:p>
      <text:h text:style-name="P69" text:outline-level="3"><text:bookmark-start text:name="__RefHeading___Toc3056_1026404534"/><text:tab/><text:span text:style-name="T51">MVC (Model-View-Controller)</text:span><text:bookmark-end text:name="__RefHeading___Toc3056_1026404534"/></text:h>
      <text:p text:style-name="P45"><text:tab/>Архитектурният шаблон MVC е проектиран с цел да раздели функционалността на софтуерните приложения на три основни компонента, което улеснява разработката, поддръжката и тестването на кода. Ето по-подробно какво представляват всяка от частите на MVC:</text:p>
      <text:list text:style-name="L2">
        <text:list-item>
          <text:p text:style-name="P102">Модел (Model)</text:p>
          <text:list>
            <text:list-item>
              <text:p text:style-name="P90">Моделът представлява сърцевината на приложението и включва бизнес логиката и данните, които приложението обработва и управлява.</text:p>
            </text:list-item>
            <text:list-item>
              <text:p text:style-name="P87">Това е мястото, където се извършват операции като създаване, четене, обновяване и изтриване на данни (CRUD операции).</text:p>
            </text:list-item>
            <text:list-item>
              <text:p text:style-name="P87">В модела се съхраняват данни като потребителски профили, продукти, резервации и други, както и бизнес правила и валидации.</text:p>
            </text:list-item>
            <text:list-item>
              <text:p text:style-name="P87">Моделът е независим от потребителския интерфейс и контролера, което го прави лесен за преизползване и тестване.</text:p>
            </text:list-item>
          </text:list>
        </text:list-item>
        <text:list-item>
          <text:p text:style-name="P88"><text:span text:style-name="T36">И</text:span><text:span text:style-name="T37">зглед (View)</text:span></text:p>
          <text:list>
            <text:list-item>
              <text:p text:style-name="P88">Изгледът е отговорен за представянето на данните от модела на потребителя в подходящ и разбираем формат.</text:p>
            </text:list-item>
            <text:list-item>
              <text:p text:style-name="P88">Това може да бъде визуалното представяне на данните, като HTML шаблон, XML документ, PDF файл и други формати за изображение или текст.</text:p>
            </text:list-item>
            <text:list-item>
              <text:p text:style-name="P88">Изгледът не съдържа логика за обработка на данни, а само представя информацията, която му е предоставена от модела.</text:p>
            </text:list-item>
            <text:list-item>
              <text:p text:style-name="P88">Предимството на изгледа е, че може да бъде гъвкаво променян или заменян без да се наруши бизнес логиката в модела или контролера.</text:p>
            </text:list-item>
          </text:list>
        </text:list-item>
        <text:list-item>
          <text:p text:style-name="P103">Контролер (Controller)</text:p>
          <text:list>
            <text:list-item>
              <text:p text:style-name="P103">Контролерът е посредник между модела и изгледа и се използва за обработка на заявките от потребителите.</text:p>
            </text:list-item>
            <text:list-item>
              <text:p text:style-name="P89">Той приема заявките, извлича необходимата информация от модела и избира подходящия изглед за представяне на тази информация.</text:p>
            </text:list-item>
            <text:list-item>
              <text:p text:style-name="P89">Контролерът съдържа логиката за обработка на заявките, включително валидацията на входните данни и <text:span text:style-name="T39">пътят</text:span> на заявките към съответните ресурси.</text:p>
            </text:list-item>
          </text:list>
        </text:list-item>
      </text:list>
      <text:p text:style-name="P46"><text:line-break/><text:tab/>Архитектурният шаблон MVC осигурява ясно разграничение между различните компоненти на приложението, което води до по-добра поддръжка, разширяемост и преизползваемост на кода. Той се използва широко в уеб разработката, като предоставя гъвкав и ефективен начин за създаване на уеб приложения.</text:p>
      <text:p text:style-name="P14"><text:span text:style-name="T36"/></text:p>
      <text:p text:style-name="P14"><text:soft-page-break/><text:span text:style-name="T36"/></text:p>
      <text:p text:style-name="P15"><draw:frame draw:style-name="fr9" draw:name="Image3" text:anchor-type="char" svg:width="6.6953in" svg:height="1.4547in" draw:z-index="1"><draw:image xlink:href="Pictures/100000010000051200000273DBCC2C21.png" xlink:type="simple" xlink:show="embed" xlink:actuate="onLoad" draw:mime-type="image/png"/></draw:frame><text:span text:style-name="T36"><text:line-break/><text:line-break/></text:span></text:p>
      <text:h text:style-name="P68" text:outline-level="3"><text:bookmark-start text:name="__RefHeading___Toc3058_1026404534"/><text:line-break/><text:tab/><text:span text:style-name="T52">HTML</text:span><text:bookmark-end text:name="__RefHeading___Toc3058_1026404534"/></text:h>
      <text:p text:style-name="P16"><text:span text:style-name="T36"><text:tab/>HTML (съкращение от английски: HyperText Markup Language, в превод „език за маркиране на хипертекст“) е основният маркиращ език за описание и дизайн на уеб страници. HTML е стандарт в интернет, а неговите стандарти се определят от международния консорциум W3C. Текущата версия на стандарта е HTML 5.0 (от 28 октомври 2014г</text:span><text:span text:style-name="T38">.</text:span><text:span text:style-name="T36">), а предходната стабилна версия е HTML 4.1.</text:span></text:p>
      <text:p text:style-name="P47"><text:tab/>Описанието на документа става чрез специални елементи, наречени HTML елементи или техните маркери, които се състоят от тагове и съответстващите етикети (HTML tags) и ъглови скоби (като например елемента &lt;html&gt;). HTML елементите са основната градивна единица на кода, който изграждат уеб страниците. Чрез тях се форматира, графично оформя текста и неговите отделните части в рамките на една уеб страница, като например заглавия, цитати, текстови раздели, хипертекстови препратки. Най-често HTML елементите са групирани по двойки &lt;h1&gt; и &lt;/h1&gt;.</text:p>
      <text:p text:style-name="P47"><text:tab/>В повечето случаи HTML кодът е написан в текстови редактори, с файлов формат .html и се качва и хоства на сървъри, които са онлайн в интернет или са част от WWW мрежата. Тези .html файлове съдържат програмно на таговете на HTML и текстово съдържание със маркери и коментари – също инструкции за браузъра, за това какъв точно тип е .html страницата, а също за това как да се показва текстът, особено що се отнася до езиковите характеристики. За да се илюстрира как се включва текст в HTML код: &lt;маркер&gt; Някакъв текст. &lt;/край на маркера&gt;. уеб браузърите са програмирани от своя страна така, в повечето случаи, макар че някои браузъри могат да имат съответно проблеми на версията, за да могат да прочетат HTML документите и да ги покажат на екрана като уеб страници. Браузърите не показват самите HTML тагове, освен ако не се отиде в менюто за да се направи това, така че те „интерпретират“ съдържанието на страницата като код и текст за да могат след работа на процесора да покажат желаното уеб съдържание.</text:p>
      <text:p text:style-name="P15"><text:span text:style-name="T36"><text:tab/>Основното предимство на HTML е, че уеб страниците, които са го включват в кода си, могат да се разглеждат чрез показването им от браузъра на екрана на повечето устройства. Уеб страницата може да има дизайн, който дори изглежда с добър дизайн с помощта на CSS </text:span><text:soft-page-break/><text:span text:style-name="T36">или „правилно оформен“, както върху монитора на персоналния компютър, но също и върху миниатюрния дисплей на пейджър или дисплея на мобилен телефон.</text:span></text:p>
      <text:p text:style-name="P47"><text:tab/>HTML може да прикрепя скриптове писани на езици като JavaScript, който е помощен за HTML, и това променя поведението на дадена уеб страница. Cascading Style Sheets (CSS) се използват, като това се прави за да се определя изгледа и оформлението на текста и други включени в страницата изображения и илюстриращи материали. World Wide Web Consortium (W3C) поддържа както HTML, така и CSS, и насърчава използването на CSS в HTML страниците още от 1997. Това допринася за разделяне съдържанието и структурата на уеб страниците от тяхното визуално представяне. </text:p>
      <text:p text:style-name="P15"><text:span text:style-name="T36"/></text:p>
      <text:p text:style-name="P15"><draw:frame draw:style-name="fr8" draw:name="Image4" text:anchor-type="char" svg:width="1.8752in" svg:height="1.8752in" draw:z-index="2"><draw:image xlink:href="Pictures/10000000000000E1000000E107A37AE0.png" xlink:type="simple" xlink:show="embed" xlink:actuate="onLoad" draw:mime-type="image/png"/></draw:frame><text:span text:style-name="T36"><text:line-break/><text:line-break/><text:line-break/><text:line-break/><text:line-break/><text:line-break/><text:line-break/><text:line-break/><text:line-break/><text:line-break/></text:span></text:p>
      <text:h text:style-name="P70" text:outline-level="3"><text:bookmark-start text:name="__RefHeading___Toc3060_1026404534"/>CSS<text:bookmark-end text:name="__RefHeading___Toc3060_1026404534"/></text:h>
      <text:p text:style-name="P17"><text:tab/>CSS (Cascading Style Sheets) е език за стилове, използван за задаване на представянето и стилизирането на документ, написан на <text:span text:style-name="T41">маркиращ</text:span> език като HTML или XML (включително XML диалекти като SVG, MathML или XHTML). CSS е основна технология на Световната мрежа, заедно с HTML и JavaScript. </text:p>
      <text:p text:style-name="P17"><text:tab/>CSS е проектиран да позволява разделянето на съдържанието и представянето, включително изграждането на макет, цветовете и шрифтовете. Това разделяне може да подобри достъпността на съдържанието, да осигури по-голяма гъвкавост и контрол при специфицирането на характеристики за представяне, да позволи на множество уеб страници да споделят форматиране, като се специфицира съответният CSS в отделен .css файл, което намалява сложността и повторението в структурното съдържание; и да позволи на .css файла да бъде кеширан за подобряване на скоростта на зареждане на страниците, които споделят файла и неговото форматиране. </text:p>
      <text:p text:style-name="P17"><text:tab/>Разделянето на форматирането и съдържанието също прави възможно представянето на същата маркировка на страница в различни стилове за различни методи на визуализация, като на екран <text:span text:style-name="T42">или</text:span> на печат. CSS също има правила за алтернативно форматиране, ако съдържанието <text:span text:style-name="T42">да бъде достъпно</text:span> от мобилно устройство. </text:p>
      <text:p text:style-name="P17"><text:tab/>Името "cascading" произлиза от определената приоритетна схема, за да се определи коя декларация се прилага, ако повече от една декларация на дадено свойство отговарят на определен елемент <text:span text:style-name="T40">правейки т</text:span>ази каскадна приоритетна схема е предсказуема. </text:p>
      <text:p text:style-name="P17"><draw:frame draw:style-name="fr9" draw:name="Image5" text:anchor-type="char" svg:width="1.848in" svg:height="2.6071in" draw:z-index="3"><draw:image xlink:href="Pictures/10000001000004B00000069D4F84D988.png" xlink:type="simple" xlink:show="embed" xlink:actuate="onLoad" draw:mime-type="image/png"/></draw:frame><text:soft-page-break/><text:line-break/><text:line-break/><text:line-break/><text:line-break/><text:line-break/><text:line-break/><text:line-break/><text:line-break/><text:line-break/><text:line-break/><text:line-break/><text:line-break/></text:p>
      <text:h text:style-name="P71" text:outline-level="3"><text:bookmark-start text:name="__RefHeading___Toc3062_1026404534"/>JavaScript<text:bookmark-end text:name="__RefHeading___Toc3062_1026404534"/></text:h>
      <text:p text:style-name="P18">JavaScript, често съкращаван като JS, е програмен език и основна технология на уеба, заедно с HTML и CSS. Приблизително 99% от уеб сайтовете използват JavaScript на клиентската страна за управление на поведението на уеб страниците.</text:p>
      <text:p text:style-name="P18"><text:tab/>Уеб браузърите разполагат със специализирани двигатели за изпълнение на JavaScript кода. Тези двигатели се използват и в различни сървърни среди и приложения. Един от най-популярните среди за изпълнение на JavaScript извън браузъра е Node.js.</text:p>
      <text:p text:style-name="P18"><text:tab/>JavaScript е език от високо ниво, който често се компилира в реално време и се придържа към стандарта ECMAScript. Той разполага с динамично типизиране, прототипно-ориентирано обектно-ориентиране и функции от първи клас. JavaScript е език, който поддържа различни стилове на програмиране, включително събитие-ориентиран, функционален и императивен.</text:p>
      <text:p text:style-name="P18"><text:tab/>JavaScript разполага с широк набор от приложни програмни интерфейси (API), които позволяват работа с текст, дати, регулярни изрази, стандартни структури от данни и модела на обектите на документа (DOM). Той също така предоставя възможности за манипулиране на графични елементи и интеракция с потребителите.</text:p>
      <text:p text:style-name="P18"><text:tab/>Въпреки че името на JavaScript е подобно на Java, двата езика са съвсем различни и различават се значително по дизайн и функционалност. Въпреки това JavaScript е един от най-широко използваните програмни езици в света, който играе ключова роля в уеб разработката и интерактивността на уеб страниците.</text:p>
      <text:p text:style-name="P18"><text:tab/>JavaScript и DOM предоставят потенциала за злонамерени автори да доставят скриптове, които да се изпълняват на клиентски компютър чрез уеба. Авторите на браузъри намаляват този риск, като използват две ограничения. Първо, скриптовете се изпълняват в пясъчник, в който те могат да извършват само действия, свързани с уеба, а не общи задачи като създаване на файлове. Второ, скриптовете са ограничени от политиката на един и същ източник: скриптове от един уеб сайт нямат достъп до информация като потребителски имена, пароли или бисквитки, изпратени към друг сайт. Най-честите проблеми със <text:soft-page-break/>сигурността, свързани с JavaScript, са нарушения на политиката за същия източник или на пясъчника.</text:p>
      <text:p text:style-name="P18"><text:tab/>Има подмножества на общия JavaScript - AD safe, Secure ECMAScript (SES) - които предоставят по-високи нива на сигурност, особено за код, създаден от трети страни (като реклами). Closure Toolkit е друг проект за безопасно вграждане и изолация на JavaScript и HTML от трети страни.</text:p>
      <text:p text:style-name="P18"><draw:frame draw:style-name="fr9" draw:name="Image6" text:anchor-type="char" svg:width="2.2154in" svg:height="2.398in" draw:z-index="4"><draw:image xlink:href="Pictures/10000001000003B2000004002477662D.png" xlink:type="simple" xlink:show="embed" xlink:actuate="onLoad" draw:mime-type="image/png"/></draw:frame><text:line-break/><text:line-break/><text:line-break/><text:line-break/><text:line-break/><text:line-break/><text:line-break/><text:line-break/><text:line-break/><text:line-break/><text:line-break/><text:line-break/></text:p>
      <text:p text:style-name="P18"/>
      <text:h text:style-name="P72" text:outline-level="3"><text:bookmark-start text:name="__RefHeading___Toc1669_3853573965"/>C#<text:bookmark-end text:name="__RefHeading___Toc1669_3853573965"/></text:h>
      <text:p text:style-name="P19"><text:tab/>C# (C Sharp) е обектно ориентиран език за програмиране, разработен от Microsoft като ключов компонент на софтуерната платформа .NET. При създаването на C# основната цел беше да се създаде прост, модерен и мощен език, който да отговаря на нуждите на съвременната софтуерна индустрия.</text:p>
      <text:p text:style-name="P19"><text:tab/>Основата за разработката на C# включва влиянието на езици като C++, Java, Delphi, VB.NET и C. Той е проектиран с цел да балансира мощността на C++ с възможността за бързо и лесно разработване, като по този начин комбинира висока производителност с удобство за програмиране. </text:p>
      <text:p text:style-name="P19"><text:tab/>В програмите на C# се използват класове, които съдържат методи и програмна логика. Файловете с разширение .cs съдържат дефинициите на тези класове и други типове данни. След компилация от компилатора на C#, тези файлове се превръщат в изпълним код, като се създават асемблита – файлове със същото име, но с различни разширения (.exe или .dll).</text:p>
      <text:p text:style-name="P19"><text:tab/>Важно е да се отбележи, че C# е интегриран с широк набор от инструменти и технологии, което го прави мощен инструмент за разработка на разнообразни приложения – от уеб базирани до десктоп и мобилни приложения.</text:p>
      <text:p text:style-name="P19"><draw:frame draw:style-name="fr9" draw:name="Image7" text:anchor-type="char" svg:width="1.3673in" svg:height="1.3673in" draw:z-index="5"><draw:image xlink:href="Pictures/10000001000004B0000004B07C84D52D.png" xlink:type="simple" xlink:show="embed" xlink:actuate="onLoad" draw:mime-type="image/png"/></draw:frame><text:line-break/><text:line-break/><text:line-break/><text:line-break/></text:p>
      <text:h text:style-name="P68" text:outline-level="3"><text:bookmark-start text:name="__RefHeading___Toc1671_3853573965"/><text:soft-page-break/>.<text:span text:style-name="T53">NET</text:span><text:bookmark-end text:name="__RefHeading___Toc1671_3853573965"/></text:h>
      <text:p text:style-name="P20"><text:tab/>.NET е комплексна софтуерна платформа, разработена от Microsoft, която предоставя мощни инструменти и средства за създаване, разгръщане и управление на разнообразни приложения. Тя включва голям набор от технологии и компоненти, които се използват в различни области на софтуерната разработка. Основните компоненти на .NET включват:</text:p>
      <text:list text:style-name="L3">
        <text:list-item>
          <text:p text:style-name="P104"><text:span text:style-name="Strong_20_Emphasis"><text:span text:style-name="T1">Common Language Runtime (CLR)</text:span></text:span><text:span text:style-name="T1">: CLR е виртуална машина, която изпълнява код, написан на езиците за програмиране на .NET, като C#, Visual Basic.NET, F# и други. Тя осигурява управление на паметта, обработка на изключения, управление на ресурсите и много други функционалности, които гарантират сигурност и надеждност на изпълнявания код.</text:span></text:p>
        </text:list-item>
        <text:list-item>
          <text:p text:style-name="P104"><text:span text:style-name="Strong_20_Emphasis"><text:span text:style-name="T1">Framework Class Library (FCL)</text:span></text:span><text:span text:style-name="T1">: FCL е колекция от готови за използване библиотеки и компоненти, които предоставят различни функционалности за разработка на приложения. Те включват работа с мрежи, файлова система, бази данни, графични интерфейси, уеб разработка и много други. </text:span></text:p>
        </text:list-item>
        <text:list-item>
          <text:p text:style-name="P104"><text:span text:style-name="Strong_20_Emphasis"><text:span text:style-name="T3">Е</text:span></text:span><text:span text:style-name="Strong_20_Emphasis"><text:span text:style-name="T1">зици за програмиране</text:span></text:span><text:span text:style-name="T1">: .NET поддържа различни езици за програмиране, включително C#, Visual Basic.NET, F# и други. Тези езици предоставят разнообразни възможности за създаване на приложения и позволяват на разработчиците да изберат най-подходящия за тях език според нуждите на проекта. </text:span></text:p>
        </text:list-item>
        <text:list-item>
          <text:p text:style-name="P104"><text:span text:style-name="Strong_20_Emphasis"><text:span text:style-name="T1">ASP.NET</text:span></text:span><text:span text:style-name="T1">: ASP.NET е платформа за създаване на уеб приложения и услуги, които се изпълняват в средата на .NET. Тя предоставя инструменти за създаване на динамични уеб страници, обработка на заявки от клиенти и много други. </text:span><text:span text:style-name="T3">Проектът „Система за данъчни услуги“ е разработен на ASP.NET</text:span></text:p>
        </text:list-item>
        <text:list-item>
          <text:p text:style-name="P104"><text:span text:style-name="Strong_20_Emphasis"><text:span text:style-name="T1">.NET Core</text:span></text:span><text:span text:style-name="T1">: .NET Core е модерно разширение на .NET платформата, което е преносимо и отворено с отворен код. Той поддържа разработка на приложения за различни операционни системи, включително Windows, Linux и macOS, и предлага по-голяма гъвкавост и производителност в сравнение със старите версии на .NET.</text:span></text:p>
        </text:list-item>
      </text:list>
      <text:p text:style-name="P20"/>
      <text:p text:style-name="P20"><draw:frame draw:style-name="fr9" draw:name="Image8" text:anchor-type="char" svg:width="2.6382in" svg:height="3.5189in" draw:z-index="6"><draw:image xlink:href="Pictures/10000001000003200000042BDE403C9F.png" xlink:type="simple" xlink:show="embed" xlink:actuate="onLoad" draw:mime-type="image/png"/></draw:frame><text:line-break/><text:line-break/><text:line-break/><text:line-break/><text:line-break/><text:line-break/><text:line-break/><text:line-break/><text:line-break/><text:line-break/><text:line-break/><text:line-break/></text:p>
      <text:h text:style-name="P68" text:outline-level="3"><text:bookmark-start text:name="__RefHeading___Toc1673_3853573965"/><text:soft-page-break/>Microsoft SQL Server<text:bookmark-end text:name="__RefHeading___Toc1673_3853573965"/></text:h>
      <text:p text:style-name="P21"><text:tab/>Microsoft SQL Server е изключително разнообразна и мощна релационна база данни, която предлага обширен набор от възможности и функционалности за съхранение, управление и анализ на данни. <text:span text:style-name="T44">Това са</text:span> някои от основните аспекти и характеристики, които правят SQL Server една от водещите бази данни в индустрията:</text:p>
      <text:list text:style-name="L4">
        <text:list-item>
          <text:p text:style-name="P91">Многоплатформеност и <text:span text:style-name="T43">възможност за развитие</text:span>: SQL Server е наличен за различни операционни системи, включително Windows и Linux, като предоставя възможности за изграждане на системи с висока наличност и гъвкавост в управлението на ресурсите. Той се скалира от малки до много големи инсталации, позволявайки на организациите да се адаптират към различни обеми от данни и заявки.</text:p>
        </text:list-item>
        <text:list-item>
          <text:p text:style-name="P91">Широк спектър от инструменти и услуги: SQL Server предоставя разнообразни инструменти и услуги за разработка, управление и анализ на данни. Това включва SQL Server Management Studio (SSMS) за администрация и управление на бази данни, SQL Server Integration Services (SSIS) за ETL процеси, SQL Server Reporting Services (SSRS) за създаване на отчети и SQL Server Analysis Services (SSAS) за анализ на данни.</text:p>
        </text:list-item>
        <text:list-item>
          <text:p text:style-name="P91">Вградена сигурност и защита на данните: SQL Server предлага високо ниво на сигурност и защита на данните чрез различни механизми, включително ролево базирано управление на достъпа, криптиране на данни, аудит на дейността и мониторинг на сигурността. Това позволява на организациите да се съобразяват със законодателството за защита на данните и да предотвратяват нарушения на сигурността.</text:p>
        </text:list-item>
        <text:list-item>
          <text:p text:style-name="P91">Висока производителност и оптимизация на заявките: SQL Server е оптимизиран за работа с големи обеми от данни и интензивни заявки. Той предлага механизми за оптимизация на заявките, индексиране на данните и кеширане на резултатите, което осигурява бърз и ефективен достъп до информацията.</text:p>
        </text:list-item>
        <text:list-item>
          <text:p text:style-name="P91">Интеграция с други платформи и приложения: SQL Server се интегрира лесно с други платформи и приложения, включително различни работническ<text:span text:style-name="T43">и</text:span> инструменти, облачни услуги като Microsoft Azure, бизнес приложения и много други. Това позволява на организациите да създадат комплексни и свързани системи за управление на данни.</text:p>
        </text:list-item>
      </text:list>
      <text:p text:style-name="P21"/>
      <text:p text:style-name="P22"><draw:frame draw:style-name="fr8" draw:name="Image9" text:anchor-type="char" svg:width="6.0075in" svg:height="2.2043in" draw:z-index="7"><draw:image xlink:href="Pictures/100000000000061F0000023F9F4F2326.png" xlink:type="simple" xlink:show="embed" xlink:actuate="onLoad" draw:mime-type="image/png"/></draw:frame><text:line-break/></text:p>
      <text:p text:style-name="P22"><text:line-break/></text:p>
      <text:p text:style-name="P22"/>
      <text:h text:style-name="P68" text:outline-level="3"><text:bookmark-start text:name="__RefHeading___Toc1675_3853573965"/><text:soft-page-break/>SQL Server Management Studio<text:bookmark-end text:name="__RefHeading___Toc1675_3853573965"/></text:h>
      <text:p text:style-name="P21"><text:tab/>SQL Server Management Studio (SSMS) е интегрирана среда за разработка и управление на бази данни, създадена от Microsoft, която предоставя богат набор от инструменти и възможности за администриране на SQL Server и свързани бази данни. Със своя графичен интерфейс и мощни функционалности, SSMS е незаменим инструмент за администратори, разработчици и анализатори на данни. Ето по-подробно за някои от ключовите възможности и функционалности на SQL Server Management Studio:</text:p>
      <text:list text:style-name="L5">
        <text:list-item>
          <text:p text:style-name="P92">Управление на бази данни и обекти: SSMS позволява на потребителите да управляват бази данни и техните обекти, като създават, променят и изтриват таблиците, индексите, изгледите, процедурите и тригерите. Те могат лесно да преглеждат структурата на базите данни и да извършват различни операции за управление върху тях.</text:p>
        </text:list-item>
        <text:list-item>
          <text:p text:style-name="P92">Разработка и изпълнение на SQL заявки: С помощта на SSMS потребителите могат да създават и изпълняват SQL заявки към базите данни. Това включва извличане, обновяване, изтриване и вмъкване на данни, както и изпълнение на сложни заявки за анализ и обработка на информацията.</text:p>
        </text:list-item>
        <text:list-item>
          <text:p text:style-name="P92">Мониторинг на производителността и диагностика: SSMS предоставя инструменти за мониторинг на производителността на SQL Server и базите данни. Потребителите могат да проследяват използването на ресурси, активността на сървъра и да диагностицират проблеми, които могат да възникнат в работата на системата.</text:p>
        </text:list-item>
        <text:list-item>
          <text:p text:style-name="P92">Интегриране с други инструменти и услуги: SSMS се интегрира с различни инструменти и услуги на Microsoft, като Azure Portal, Visual Studio и Azure Data Studio. Това позволява на потребителите да работят с различни услуги и ресурси в облака, свързани с SQL Server.</text:p>
        </text:list-item>
        <text:list-item>
          <text:p text:style-name="P92">Сигурност и управление на потребители: Платформата предоставя инструменти за управление на сигурността на базите данни, включително управление на потребителските роли, правата за достъп и <text:span text:style-name="T45">одит</text:span> на дейността. Това е от съществено значение за осигуряване на защита на данните и спазване на регулаторните изисквания.</text:p>
        </text:list-item>
      </text:list>
      <text:p text:style-name="P21"><draw:frame draw:style-name="fr8" draw:name="Image10" text:anchor-type="char" svg:width="5.3701in" svg:height="2.3634in" draw:z-index="8"><draw:image xlink:href="Pictures/10000000000003CF000001ADE16148D1.jpg" xlink:type="simple" xlink:show="embed" xlink:actuate="onLoad" draw:mime-type="image/jpeg"/></draw:frame><text:line-break/></text:p>
      <text:p text:style-name="P21"/>
      <text:h text:style-name="P73" text:outline-level="3"><text:bookmark-start text:name="__RefHeading___Toc1677_3853573965"/><text:soft-page-break/>Github<text:bookmark-end text:name="__RefHeading___Toc1677_3853573965"/></text:h>
      <text:p text:style-name="P6"><text:tab/>GitHub е уеб-базирана платформа за хостинг на софтуерни проекти, която предлага инструменти за управление на изходния код, сътрудничество и контрол на версиите. Това е основният хъб за разработка и сътрудничество на програмен код, където програмисти от целия свят могат да работят заедно по проекти, да споделят код, да преглеждат промените и да управляват задачите си. </text:p>
      <text:p text:style-name="P6"><text:tab/>GitHub позволява на потребителите да създават и публикуват репозиторита за своите проекти, които могат да бъдат достъпни за публично или частно използване. Той предоставя инструменти за управление на промените в кода, така че програмистите могат да работят ефективно в екип и да следят различните версии на кода. </text:p>
      <text:p text:style-name="P6"><text:tab/>GitHub също така поддържа различни функции за сътрудничество, като например преглед на кода, проблеми и задачи, коментари и обсъждания, които правят комуникацията между участниците в проекта по-лесна и ефективна. </text:p>
      <text:p text:style-name="P6"><text:tab/>GitHub Desktop, от друга страна, е десктоп приложение, което предоставя графичен потребителски интерфейс за работа с GitHub. То позволява на потребителите да управляват репозиторита си, да преглеждат историята на промените, да правят нови клонове и да синхронизират промените си с централното репозитори на GitHub. GitHub Desktop е интуитивен и лесен за използване инструмент, който прави работата с GitHub още по-удобна и достъпна за всички потребители.</text:p>
      <text:p text:style-name="P6"><draw:frame draw:style-name="fr10" draw:name="Image11" text:anchor-type="char" svg:x="1.828in" svg:y="0.0083in" svg:width="3.039in" svg:height="0.9417in" draw:z-index="9"><draw:image xlink:href="Pictures/1000000000000384000001F4ED4A170A.png" xlink:type="simple" xlink:show="embed" xlink:actuate="onLoad" draw:mime-type="image/png"/></draw:frame><text:line-break/><text:line-break/><text:line-break/><text:line-break/><text:line-break/><text:line-break/><draw:frame draw:style-name="fr3" draw:name="Frame1" text:anchor-type="char" svg:x="1.0181in" svg:y="1.0256in" svg:width="4.5807in" draw:z-index="10"><draw:text-box fo:min-height="3.1882in"><text:p text:style-name="P5"><draw:frame draw:style-name="fr6" draw:name="Image12" text:anchor-type="paragraph" svg:width="5.3134in" style:rel-width="116%" svg:height="3.6972in" style:rel-height="scale" draw:z-index="11"><draw:image xlink:href="Pictures/10000001000004AD00000341C340AE56.png" xlink:type="simple" xlink:show="embed" xlink:actuate="onLoad" draw:mime-type="image/png"/></draw:frame>Интерфейсът на GitHub Desktop за добавяне промени в <text:span text:style-name="T54">проекта „Система за данъчни услуги“. Като можеш да видим всички променени файлове, които ще бъдат комитнати.</text:span></text:p></draw:text-box></draw:frame></text:p>
      <text:p text:style-name="P6"/>
      <text:p text:style-name="P6"/>
      <text:p text:style-name="P6"/>
      <text:p text:style-name="P6"><text:line-break/><text:line-break/><text:line-break/></text:p>
      <text:p text:style-name="P6"/>
      <text:p text:style-name="P6"/>
      <text:p text:style-name="P6"/>
      <text:p text:style-name="P6"/>
      <text:p text:style-name="P6"/>
      <text:p text:style-name="P6"><draw:frame draw:style-name="fr1" draw:name="Frame2" text:anchor-type="char" svg:width="5.3874in" draw:z-index="12"><draw:text-box fo:min-height="3.7465in"><text:p text:style-name="Caption"><draw:frame draw:style-name="fr6" draw:name="Image13" text:anchor-type="paragraph" svg:width="5.3874in" style:rel-width="100%" svg:height="3.7465in" style:rel-height="scale" draw:z-index="13"><draw:image xlink:href="Pictures/100000010000049E000003362D82D1E2.png" xlink:type="simple" xlink:show="embed" xlink:actuate="onLoad" draw:mime-type="image/png"/></draw:frame><text:span text:style-name="T1">Всички промени по приложението за сега, кога са направени, от кога са направени. </text:span><text:a xlink:type="simple" xlink:href="https://github.com/Legodatski/PMG_2024_Project/graphs/commit-activity" text:style-name="Internet_20_link" text:visited-style-name="Visited_20_Internet_20_Link"><text:span text:style-name="T4">В сайта на GitHub </text:span><text:span text:style-name="T5">също</text:span><text:span text:style-name="T4"> могат да бъда видени комитите.</text:span></text:a></text:p></draw:text-box></draw:frame><text:soft-page-break/><text:line-break/></text:p>
      <text:h text:style-name="P74" text:outline-level="3"><text:bookmark-start text:name="__RefHeading___Toc1679_3853573965"/>Bootstrap<text:bookmark-end text:name="__RefHeading___Toc1679_3853573965"/></text:h>
      <text:p text:style-name="P28"><text:tab/>Bootstrap е отворен източник фронтенд рамка за уеб разработка, създадена от екипа на Twitter. Тя предоставя набор от инструменти за бързо и лесно създаване на модерни и отзивчиви уеб приложения и уеб сайтове. Ето някои от основните характеристики и функционалности на Bootstrap:</text:p>
      <text:list text:style-name="L6">
        <text:list-item>
          <text:p text:style-name="P93">Bootstrap включва голям набор от готови компоненти за изграждане на уеб интерфейси, включително бутони, форми, навигационни менюта, модални прозорци и много други. Тези компоненти са лесни за използване и могат да бъдат персонализирани спрямо конкретните нужди на проекта.</text:p>
        </text:list-item>
        <text:list-item>
          <text:p text:style-name="P94">Bootstrap е известен със своя отзивчив дизайн, който позволява на уеб сайтовете да се адаптират автоматично към различни устройства и екрани, включително настолни компютри, таблети и мобилни телефони. Това прави Bootstrap идеален избор за създаване на мобилно-приятни уеб приложения. </text:p>
        </text:list-item>
        <text:list-item>
          <text:p text:style-name="P94">Bootstrap е модулен и лесен за употреба, като позволява на разработчиците да използват само тези компоненти, които са им необходими за техния проект. Това го прави подходящ за начинаещи и опитни уеб разработчици. </text:p>
        </text:list-item>
        <text:list-item>
          <text:p text:style-name="P94">Bootstrap осигурява съвместимост с широк набор от браузъри, включително последните версии на Google Chrome, Mozilla Firefox, Microsoft Edge, Safari и други <text:soft-page-break/>популярни браузъри. Това гарантира, че уеб сайтовете, създадени с Bootstrap, ще работят коректно на всички поддържани платформи. </text:p>
        </text:list-item>
        <text:list-item>
          <text:p text:style-name="P94">Bootstrap предлага богати теми и шаблони, които могат да бъдат използвани за бързо стартиране на проекти. Тези теми включват различни стилове и компоненти, които могат да бъдат персонализирани спрямо уникалните изисквания на даден проект. </text:p>
        </text:list-item>
      </text:list>
      <text:p text:style-name="P23"/>
      <text:p text:style-name="P23"><draw:frame draw:style-name="fr9" draw:name="Image14" text:anchor-type="char" svg:width="2.7075in" svg:height="2.1591in" draw:z-index="14"><draw:image xlink:href="Pictures/10000001000003200000027E2BE94624.png" xlink:type="simple" xlink:show="embed" xlink:actuate="onLoad" draw:mime-type="image/png"/></draw:frame><text:line-break/><text:line-break/><text:line-break/><text:line-break/><text:line-break/><text:line-break/><text:line-break/><text:line-break/><text:line-break/></text:p>
      <text:p text:style-name="P23"/>
      <text:h text:style-name="P75" text:outline-level="3"><text:bookmark-start text:name="__RefHeading___Toc1681_3853573965"/>Razor<text:bookmark-end text:name="__RefHeading___Toc1681_3853573965"/></text:h>
      <text:p text:style-name="P29"><text:tab/>Razor е програмен модел и синтаксис за създаване на динамични уеб страници и уеб приложения в рамките на ASP.NET. Той е основен инструмент за създаване на страници и шаблони в ASP.NET MVC, ASP.NET Web Pages и ASP.NET Core. Разработен от Microsoft, Razor предоставя чист и ефективен начин за комбиниране на HTML и C# или VB.NET код в едно, което прави създаването на динамично генерирани уеб страници лесно и интуитивно.</text:p>
      <text:p text:style-name="P24"/>
      <text:h text:style-name="P76" text:outline-level="3"><text:bookmark-start text:name="__RefHeading___Toc1683_3853573965"/>HtmlSanitizer<text:bookmark-end text:name="__RefHeading___Toc1683_3853573965"/></text:h>
      <text:p text:style-name="P24"><text:tab/>HTMLSanitizer е библиотека или инструмент, който се използва за сигурно и надеждно почистване и обработка на HTML код. Той е предназначен да предпази уеб приложенията от потенциални атаки и уязвимости, които могат да възникнат от злонамерен HTML код, който се въвежда от потребителите.</text:p>
      <text:p text:style-name="P21">Основната функция на HTMLSanitizer е да премахва или изолира потенциално опасни елементи или атрибути от HTML кода, като например скриптове, вградени обекти, стилове, JavaScript събития и други. Това помага да се предотврати изпълнението на нежелани скриптове или код в контекста на уеб приложението и да се осигури защита на потребителите от атаки като XSS (Cross-Site Scripting).</text:p>
      <text:p text:style-name="P21"><text:tab/>HTMLSanitizer често предоставя и допълнителни възможности за настройка и конфигурация, които позволяват на разработчиците да дефинират правила и политики за разрешаване или забрана на определени видове HTML елементи или атрибути в зависимост от нуждите на тяхното приложение.</text:p>
      <text:h text:style-name="P25" text:outline-level="2"><text:bookmark-start text:name="__RefHeading___Toc1685_3853573965"/><text:soft-page-break/>Конструкция на проекта<text:bookmark-end text:name="__RefHeading___Toc1685_3853573965"/></text:h>
      <text:p text:style-name="P26"/>
      <text:p text:style-name="P26"><text:tab/>За да се спазят ООП принципите на програмирането, данните в проекта са разделени на папки, като всяка папка съхранява файлове с определена функция. Сега ще бъдат разгледани приложенията, <text:span text:style-name="T78">имплементацията</text:span> <text:span text:style-name="T78">и архитектурата</text:span> на файловете.</text:p>
      <text:p text:style-name="P26"><draw:frame draw:style-name="fr1" draw:name="Frame3" text:anchor-type="char" svg:width="2.5917in" draw:z-index="15"><draw:text-box fo:min-height="3.4335in"><text:p text:style-name="P5"><draw:frame draw:style-name="fr7" draw:name="Image15" text:anchor-type="char" svg:width="2.5917in" svg:height="3.2398in" draw:z-index="16"><draw:image xlink:href="Pictures/10000001000001480000019AB77A09EF.png" xlink:type="simple" xlink:show="embed" xlink:actuate="onLoad" draw:mime-type="image/png"/></draw:frame>Архитектурата на проекта</text:p></draw:text-box></draw:frame><text:line-break/><text:line-break/></text:p>
      <text:p text:style-name="P26"/>
      <text:p text:style-name="P26"/>
      <text:p text:style-name="P26"/>
      <text:p text:style-name="P26"/>
      <text:p text:style-name="P26"/>
      <text:p text:style-name="P26"/>
      <text:p text:style-name="P26"/>
      <text:p text:style-name="P26"/>
      <text:p text:style-name="P26"/>
      <text:p text:style-name="P26"/>
      <text:h text:style-name="P77" text:outline-level="3"><text:bookmark-start text:name="__RefHeading___Toc1687_3853573965"/>StartUp.cs<text:bookmark-end text:name="__RefHeading___Toc1687_3853573965"/></text:h>
      <text:p text:style-name="P27"><text:tab/>StartUp.cs е файлът, който ще се зареди, когато пуснем (build-нем) проекта. Той отговаря за множество настройки като изискванията за потребителска парола, адресите, по които ще работят линковете в сайта и много други.</text:p>
      <text:p text:style-name="P31"><text:span text:style-name="T57"><text:tab/>В него се пояснява и връзката с базата данни, като </text:span><text:span text:style-name="T58">се използва и appsettings,json. </text:span><text:span text:style-name="T59">За да осъществи връзка на проекта му трябва и ConnectionString, в който се съдържа информация за базата.</text:span><text:span text:style-name="T57"> </text:span></text:p>
      <text:p text:style-name="P35"><text:tab/>Също така, за да се създаде база данни трябва да използваме Package Manager Console и да изпълним командата UpdateDatabase.</text:p>
      <text:p text:style-name="P31"><draw:frame draw:style-name="fr4" draw:name="Frame4" text:anchor-type="char" svg:x="0in" svg:y="0.0835in" svg:width="6.6953in" draw:z-index="17"><draw:text-box fo:min-height="0.9083in"><text:p text:style-name="P30"><draw:frame draw:style-name="fr6" draw:name="Image16" text:anchor-type="paragraph" svg:width="6.6953in" style:rel-width="100%" svg:height="0.9083in" style:rel-height="scale" draw:z-index="18"><draw:image xlink:href="Pictures/100000010000043B00000093B5388864.png" xlink:type="simple" xlink:show="embed" xlink:actuate="onLoad" draw:mime-type="image/png"/></draw:frame>Намира връзката с име "DefaultConnection" и използва определената база <text:span text:style-name="T55">и</text:span><text:span text:style-name="T79">ли</text:span><text:span text:style-name="T55"> хвърля грешка ако не я намери.</text:span></text:p></draw:text-box></draw:frame><text:span text:style-name="T57"><text:line-break/></text:span></text:p>
      <text:p text:style-name="P31"><draw:frame draw:style-name="fr1" draw:name="Frame5" text:anchor-type="char" svg:width="6.6953in" draw:z-index="19"><draw:text-box fo:min-height="1.7602in"><text:p text:style-name="P5"><draw:frame draw:style-name="fr6" draw:name="Image17" text:anchor-type="paragraph" svg:width="6.6953in" style:rel-width="100%" svg:height="1.7602in" style:rel-height="scale" draw:z-index="20"><draw:image xlink:href="Pictures/1000000100000520000001599E74D53C.png" xlink:type="simple" xlink:show="embed" xlink:actuate="onLoad" draw:mime-type="image/png"/></draw:frame>appsetting<text:span text:style-name="T56">s</text:span>,json</text:p></draw:text-box></draw:frame><text:soft-page-break/><text:span text:style-name="T57"><text:line-break/></text:span><text:span text:style-name="T56">В </text:span><text:span text:style-name="T60">StartUp.cs също се настройват и сървисите, които ще бъдат използвани в проекта. Като има три вида сървиси – Scoped, Singleton и Transient. Разликата между тях е времето на живот обектите. </text:span></text:p>
      <text:list text:style-name="L7">
        <text:list-item>
          <text:p text:style-name="P95">Scoped</text:p>
          <text:list>
            <text:list-item>
              <text:p text:style-name="P95">При регистрация на услуга като "scoped", контейнерът за инжектиране на зависимости (DI контейнерът) създава единствена инстанция на услугата за всеки HTTP request.</text:p>
            </text:list-item>
            <text:list-item>
              <text:p text:style-name="P95">Това означава, че в рамките на един HTTP request, всички компоненти, които са заявили тази услуга, ще получат една и съща инстанция. </text:p>
            </text:list-item>
            <text:list-item>
              <text:p text:style-name="P95">След като HTTP request завърши, контейнерът освобождава тези обекти и те се изтриват.</text:p>
            </text:list-item>
          </text:list>
        </text:list-item>
        <text:list-item>
          <text:p text:style-name="P96">Transient</text:p>
          <text:list>
            <text:list-item>
              <text:p text:style-name="P96">При регистрация на услуга като "transient", контейнерът за инжектиране на зависимости (DI контейнерът) създава нова инстанция на услугата всеки път, когато е поискана.</text:p>
            </text:list-item>
            <text:list-item>
              <text:p text:style-name="P96">Това означава, че всеки път, когато компонент заяви тази услуга, ще получи нова инстанция на нея. </text:p>
            </text:list-item>
            <text:list-item>
              <text:p text:style-name="P96">Няма споделяне на състояние между различните компоненти, които използват тази услуга.</text:p>
            </text:list-item>
          </text:list>
        </text:list-item>
        <text:list-item>
          <text:p text:style-name="P97">Singleton</text:p>
          <text:list>
            <text:list-item>
              <text:p text:style-name="P97">При регистрация на услуга като "singleton", контейнерът за инжектиране на зависимости (DI контейнерът) създава само една инстанция на услугата за целия живот на приложението.</text:p>
            </text:list-item>
            <text:list-item>
              <text:p text:style-name="P97">Това означава, че всяко извикване на услугата в приложението ще използва същата инстанция на нея. </text:p>
            </text:list-item>
            <text:list-item>
              <text:p text:style-name="P97">Тази инстанция се съхранява и се използва от всички компоненти, които изискват тази услуга. </text:p>
            </text:list-item>
          </text:list>
        </text:list-item>
      </text:list>
      <text:p text:style-name="P32"><text:soft-page-break/></text:p>
      <text:p text:style-name="P36"><draw:frame draw:style-name="fr1" draw:name="Frame6" text:anchor-type="char" svg:width="6.0252in" draw:z-index="21"><draw:text-box fo:min-height="0.9165in"><text:p text:style-name="Figure"><draw:frame draw:style-name="fr6" draw:name="Image18" text:anchor-type="paragraph" svg:width="6.0252in" style:rel-width="100%" svg:height="0.9165in" style:rel-height="scale" draw:z-index="22"><draw:image xlink:href="Pictures/10000001000002D30000006E718B1227.png" xlink:type="simple" xlink:show="embed" xlink:actuate="onLoad" draw:mime-type="image/png"/></draw:frame>Добавяне на сървисите в проекта, като използваме Scoped сървиси, защото са най-по<text:span text:style-name="T61">д</text:span>ходящи за функционалността на проекта.</text:p></draw:text-box></draw:frame><text:line-break/></text:p>
      <text:h text:style-name="P79" text:outline-level="3"><text:bookmark-start text:name="__RefHeading___Toc1689_3853573965"/>ApplicationBuilderExtensions.cs<text:bookmark-end text:name="__RefHeading___Toc1689_3853573965"/></text:h>
      <text:p text:style-name="Text_20_body">В проекта има автоматично генерирани роли и профили. Те се създават чрез <text:span text:style-name="T65">метода</text:span><text:span text:style-name="T67"> SeedRoles</text:span><text:span text:style-name="T6"> в</text:span><text:span text:style-name="T1"> </text:span>класа – ApplicationBuilderExtensions, които се намират в папката Extensions. Ролите са User, Worker и Admin. Всяка от тях дава на различните потребители уникални за тях специални права и възможности за ползване на проекта. Също така се създава и администраторски профил, на който всичките му параметри са точно определени с първото стартиране на проекта. Този клас се извиква в <text:s/>StartUp.cs <text:s/>с <text:span text:style-name="T63">app.SeedRoles();</text:span></text:p>
      <text:p text:style-name="P33"><draw:frame draw:style-name="fr1" draw:name="Frame7" text:anchor-type="char" svg:width="4.7665in" draw:z-index="23"><draw:text-box fo:min-height="3.1083in"><text:p text:style-name="Caption"><draw:frame draw:style-name="fr6" draw:name="Image1" text:anchor-type="paragraph" svg:width="4.7665in" style:rel-width="100%" svg:height="3.1083in" style:rel-height="scale" draw:z-index="24"><draw:image xlink:href="Pictures/100000010000023C00000175DD0BA13D.png" xlink:type="simple" xlink:show="embed" xlink:actuate="onLoad" draw:mime-type="image/png"/></draw:frame>Създаване на ролите</text:p></draw:text-box></draw:frame><text:span text:style-name="T64"/></text:p>
      <text:p text:style-name="P55"><text:tab/></text:p>
      <text:p text:style-name="P34"><text:span text:style-name="T62"/></text:p>
      <text:p text:style-name="P33"><text:span text:style-name="T62"/></text:p>
      <text:p text:style-name="P33"><text:span text:style-name="T62"/></text:p>
      <text:p text:style-name="P33"><text:span text:style-name="T62"/></text:p>
      <text:p text:style-name="P33"><text:span text:style-name="T62"/></text:p>
      <text:p text:style-name="P33"><text:span text:style-name="T62"/></text:p>
      <text:p text:style-name="P33"><text:span text:style-name="T62"/></text:p>
      <text:p text:style-name="P33"><text:span text:style-name="T62"/></text:p>
      <text:p text:style-name="P33"><text:span text:style-name="T62"/></text:p>
      <text:p text:style-name="P33"><text:span text:style-name="T62"/></text:p>
      <text:p text:style-name="P33"><text:span text:style-name="T62"/></text:p>
      <text:p text:style-name="P33"><text:span text:style-name="T62"/></text:p>
      <text:p text:style-name="P33"><text:span text:style-name="T62"/></text:p>
      <text:p text:style-name="P33"><draw:frame draw:style-name="fr1" draw:name="Frame8" text:anchor-type="char" svg:width="5.4335in" draw:z-index="25"><draw:text-box fo:min-height="3.3583in"><text:p text:style-name="Caption"><draw:frame draw:style-name="fr6" draw:name="Image19" text:anchor-type="paragraph" svg:width="5.4335in" style:rel-width="100%" svg:height="3.3583in" style:rel-height="scale" draw:z-index="26"><draw:image xlink:href="Pictures/100000010000028C000001931F5A9F77.png" xlink:type="simple" xlink:show="embed" xlink:actuate="onLoad" draw:mime-type="image/png"/></draw:frame>Създаване на администраторския профил. Като първо се проверява дали вече не е създаден.</text:p></draw:text-box></draw:frame><text:soft-page-break/><text:span text:style-name="T62"><text:line-break/></text:span></text:p>
      <text:h text:style-name="P79" text:outline-level="3"><text:bookmark-start text:name="__RefHeading___Toc1691_3853573965"/>ApplicationDbContext.cs<text:bookmark-end text:name="__RefHeading___Toc1691_3853573965"/></text:h>
      <text:p text:style-name="P56"><text:span text:style-name="T66">ApplicationDbContext </text:span><text:span text:style-name="T1">е класът, който отговаря за връзката между приложението и базата данни. Чрез него се извършват </text:span><text:span text:style-name="T66">CRUD </text:span><text:span text:style-name="T1">операциите върху базата данни. Допълнително той определя кои от класове, създадени от нас в приложението, </text:span><text:span text:style-name="T7">ще</text:span><text:span text:style-name="T1"> бъдат </text:span><text:span text:style-name="T7">направени</text:span><text:span text:style-name="T1"> в базата данни, какъв да бъде техния дизайн и какви да са връзките между всяка от таблиците.</text:span></text:p>
      <text:p text:style-name="P56"><draw:frame draw:style-name="fr1" draw:name="Frame9" text:anchor-type="char" svg:width="4.3417in" draw:z-index="27"><draw:text-box fo:min-height="2.05in"><text:p text:style-name="Caption"><draw:frame draw:style-name="fr6" draw:name="Image20" text:anchor-type="paragraph" svg:width="4.3417in" style:rel-width="100%" svg:height="2.05in" style:rel-height="scale" draw:z-index="28"><draw:image xlink:href="Pictures/1000000100000209000000F675E0718E.png" xlink:type="simple" xlink:show="embed" xlink:actuate="onLoad" draw:mime-type="image/png"/></draw:frame>По структурата на класовете Desk, Request, Amenity и DeskAmenity ще бъдат направени таблици в базата данни. </text:p></draw:text-box></draw:frame><text:span text:style-name="T1"><text:line-break/><text:line-break/><text:line-break/></text:span></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7"><text:span text:style-name="T1">За определянето на колоните на таблиците в базата данни съм </text:span><text:span text:style-name="T8">повече</text:span><text:span text:style-name="T1"> използвам </text:span><text:span text:style-name="T66">Data Annotations </text:span><text:span text:style-name="T1">в самите класове, но </text:span><text:span text:style-name="T66">ApplicationDbContext </text:span><text:span text:style-name="T1">може да използва Fluent API</text:span><text:span text:style-name="T66"> </text:span><text:span text:style-name="T1">да свърши работа. Аз намирам </text:span><text:span text:style-name="T66">DataAnnotations </text:span><text:span text:style-name="T1">за по-лесни за работа и за четене, но </text:span><text:span text:style-name="T66">Fluent API </text:span><text:span text:style-name="T1">ни предлага възможността да създаване по-сложен дизайн на таблиците в базата данни като </text:span><text:soft-page-break/><text:span text:style-name="T1">сложни ключове и други. </text:span><text:span text:style-name="T9">Например </text:span><text:span text:style-name="T68">[Required] </text:span><text:span text:style-name="T9">означава, че задължителното попълване на конкретния атрибут.</text:span></text:p>
      <text:p text:style-name="P57"><draw:frame draw:style-name="fr1" draw:name="Frame10" text:anchor-type="char" svg:width="4.3709in" draw:z-index="29"><draw:text-box fo:min-height="4.3453in"><text:p text:style-name="Caption"><draw:frame draw:style-name="fr6" draw:name="Image21" text:anchor-type="paragraph" svg:width="4.3709in" style:rel-width="100%" svg:height="4.3453in" style:rel-height="scale" draw:z-index="30"><draw:image xlink:href="Pictures/10000001000002A8000002A479BA57D1.png" xlink:type="simple" xlink:show="embed" xlink:actuate="onLoad" draw:mime-type="image/png"/></draw:frame>Използване на DataAnnotations да определят параметрите на различните полета на таблицата Services.</text:p></draw:text-box></draw:frame><text:span text:style-name="T1"><text:line-break/></text:span></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draw:frame draw:style-name="fr1" draw:name="Frame11" text:anchor-type="char" svg:width="4.5791in" draw:z-index="31"><draw:text-box fo:min-height="3.3354in"><text:p text:style-name="Caption"><draw:frame draw:style-name="fr6" draw:name="Image22" text:anchor-type="paragraph" svg:width="4.5791in" style:rel-width="100%" svg:height="3.3354in" style:rel-height="scale" draw:z-index="32"><draw:image xlink:href="Pictures/1000000100000263000001BD33CE2306.png" xlink:type="simple" xlink:show="embed" xlink:actuate="onLoad" draw:mime-type="image/png"/></draw:frame>Използване на Fluent API, за конфигуриране на по-сложните параметри на определени табл<text:span text:style-name="T77">и</text:span>ци.</text:p></draw:text-box></draw:frame><text:span text:style-name="T1"><text:line-break/></text:span></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7"><text:span text:style-name="T1"/></text:p>
      <text:p text:style-name="P58"><text:soft-page-break/><text:span text:style-name="T1">Също така </text:span><text:span text:style-name="T66">ApplicationDbContext.cs </text:span><text:span text:style-name="T1">ни дава възможността да променя автоматично генерираните таблици. В проекта съм добавил две нови колони към таблицата </text:span><text:span text:style-name="T66">AspNetUsers </text:span><text:span text:style-name="T1">чрез класа </text:span><text:span text:style-name="T66">ApplicationUser. </text:span><text:span text:style-name="T10">Като е важно да се уточни кой клас ще отговаря за профилите в </text:span><text:span text:style-name="T69">ApplicationDbContext.cs </text:span><text:span text:style-name="T11">и </text:span><text:span text:style-name="T70">StartUp.cs</text:span><text:span text:style-name="T69">.</text:span></text:p>
      <text:p text:style-name="P58"><draw:frame draw:style-name="fr1" draw:name="Frame12" text:anchor-type="char" svg:width="4.1953in" draw:z-index="33"><draw:text-box fo:min-height="2.2992in"><text:p text:style-name="Caption"><draw:frame draw:style-name="fr6" draw:name="Image23" text:anchor-type="paragraph" svg:width="4.1953in" style:rel-width="100%" svg:height="2.2992in" style:rel-height="scale" draw:z-index="34"><draw:image xlink:href="Pictures/10000001000001BF000000F54CE7EA78.png" xlink:type="simple" xlink:show="embed" xlink:actuate="onLoad" draw:mime-type="image/png"/></draw:frame>Класът ApplicationUser</text:p></draw:text-box></draw:frame><text:span text:style-name="T66"><text:line-break/></text:span></text:p>
      <text:p text:style-name="P58"><text:span text:style-name="T66"/></text:p>
      <text:p text:style-name="P58"><text:span text:style-name="T66"/></text:p>
      <text:p text:style-name="P58"><text:span text:style-name="T66"/></text:p>
      <text:p text:style-name="P58"><text:span text:style-name="T66"/></text:p>
      <text:p text:style-name="P58"><text:span text:style-name="T66"/></text:p>
      <text:p text:style-name="P58"><text:span text:style-name="T66"/></text:p>
      <text:p text:style-name="P58"><text:span text:style-name="T66"/></text:p>
      <text:p text:style-name="P58"><text:span text:style-name="T66"/></text:p>
      <text:h text:style-name="P80" text:outline-level="3"><text:bookmark-start text:name="__RefHeading___Toc1693_3853573965"/>Миграции<text:bookmark-end text:name="__RefHeading___Toc1693_3853573965"/></text:h>
      <text:p text:style-name="P60"><text:tab/>За да промени дизайна на базата данни от приложението, се <text:span text:style-name="T80">използват</text:span> миграции. Те съдържат код, който ще бъде преведен на <text:span text:style-name="T66">SQL, </text:span><text:span text:style-name="T1">за да може да бъде изпълнен от базата данни. Те се намират в</text:span><text:span text:style-name="T66"> Data\Migrations. </text:span><text:span text:style-name="T12">Като информацията за изпълнените миграции се пази в отделна таблица в базата данни.</text:span></text:p>
      <text:p text:style-name="P60"><draw:frame draw:style-name="fr1" draw:name="Frame13" text:anchor-type="char" svg:width="4.6311in" draw:z-index="35"><draw:text-box fo:min-height="4.2882in"><text:p text:style-name="Caption"><draw:frame draw:style-name="fr6" draw:name="Image24" text:anchor-type="paragraph" svg:width="4.6311in" style:rel-width="100%" svg:height="4.2882in" style:rel-height="scale" draw:z-index="36"><draw:image xlink:href="Pictures/100000010000031C000002E159083EA8.png" xlink:type="simple" xlink:show="embed" xlink:actuate="onLoad" draw:mime-type="image/png"/></draw:frame>Код за създаването на таблицата "Заявки"</text:p></draw:text-box></draw:frame><text:span text:style-name="T66"><text:s/><text:line-break/></text:span></text:p>
      <text:p text:style-name="P60"><text:span text:style-name="T66"/></text:p>
      <text:p text:style-name="P60"><text:span text:style-name="T66"/></text:p>
      <text:p text:style-name="P60"><text:span text:style-name="T66"/></text:p>
      <text:p text:style-name="P60"><text:span text:style-name="T66"/></text:p>
      <text:p text:style-name="P60"><text:span text:style-name="T66"/></text:p>
      <text:p text:style-name="P60"><text:span text:style-name="T66"/></text:p>
      <text:p text:style-name="P60"><text:span text:style-name="T66"/></text:p>
      <text:p text:style-name="P60"><text:span text:style-name="T66"/></text:p>
      <text:p text:style-name="P60"><text:span text:style-name="T66"/></text:p>
      <text:p text:style-name="P60"><text:span text:style-name="T66"/></text:p>
      <text:p text:style-name="P60"><text:span text:style-name="T66"/></text:p>
      <text:p text:style-name="P60"><text:span text:style-name="T66"/></text:p>
      <text:p text:style-name="P37"><draw:frame draw:style-name="fr1" draw:name="Frame14" text:anchor-type="char" svg:width="6.6953in" draw:z-index="37"><draw:text-box fo:min-height="3.5138in"><text:p text:style-name="Caption"><draw:frame draw:style-name="fr6" draw:name="Image25" text:anchor-type="paragraph" svg:width="6.6953in" style:rel-width="100%" svg:height="3.5138in" style:rel-height="scale" draw:z-index="38"><draw:image xlink:href="Pictures/100000010000039E000001E67127E051.png" xlink:type="simple" xlink:show="embed" xlink:actuate="onLoad" draw:mime-type="image/png"/></draw:frame>Всички таблици в проекта, <text:span text:style-name="T82">параметрите им</text:span> <text:span text:style-name="T81">и връзките между тях</text:span></text:p></draw:text-box></draw:frame><text:soft-page-break/><text:line-break/></text:p>
      <text:h text:style-name="P78" text:outline-level="3"><text:bookmark-start text:name="__RefHeading___Toc1695_3853573965"/>Изгледи<text:bookmark-end text:name="__RefHeading___Toc1695_3853573965"/></text:h>
      <text:p text:style-name="P61"><text:span text:style-name="T13"><text:tab/>В архитектурата MVC, представянето е интерфейсът, чрез който потребителят взаимодейства с приложението. Основната му задача е да представя данните и информацията на крайния потребител. Представянето не съдържа бизнес логика и се ограничава само до представяне на информацията. </text:span><text:span text:style-name="T14">В проекта </text:span><text:span text:style-name="T15">всички изгледи се намират в папката </text:span><text:span text:style-name="T71">Views </text:span><text:span text:style-name="T15">и са разделени в подпапки спрямо кой контролер ще ги използва. </text:span><text:span text:style-name="T16">Като е важно имената на подпапките да съвпадат с имената на контролерите, които ги използват. </text:span><text:span text:style-name="T15">Също така има и подпапка </text:span><text:span text:style-name="T71">Shared, </text:span><text:span text:style-name="T15">където се намират изгледи които ще бъдат използвани от няколко контролера като </text:span><text:span text:style-name="T71">Error.cshtml </text:span><text:span text:style-name="T15">и</text:span><text:span text:style-name="T71"> <text:s/>_Layout.cshtml.</text:span></text:p>
      <text:p text:style-name="P61"><draw:frame draw:style-name="fr8" draw:name="Image26" text:anchor-type="char" svg:width="3.4071in" svg:height="3.198in" draw:z-index="39"><draw:image xlink:href="Pictures/1000000100000147000001335B4182DC.png" xlink:type="simple" xlink:show="embed" xlink:actuate="onLoad" draw:mime-type="image/png"/></draw:frame><text:span text:style-name="T71"><text:line-break/></text:span></text:p>
      <text:p text:style-name="P61"><text:span text:style-name="T71"/></text:p>
      <text:p text:style-name="P61"><text:span text:style-name="T71"/></text:p>
      <text:p text:style-name="P61"><text:span text:style-name="T71"/></text:p>
      <text:p text:style-name="P61"><text:span text:style-name="T71"/></text:p>
      <text:p text:style-name="P61"><text:span text:style-name="T71"/></text:p>
      <text:p text:style-name="P61"><text:span text:style-name="T71"/></text:p>
      <text:p text:style-name="P61"><text:span text:style-name="T71"/></text:p>
      <text:p text:style-name="P61"><text:span text:style-name="T71"/></text:p>
      <text:p text:style-name="P38"><text:soft-page-break/><text:tab/>Допълнително, в папката <text:span text:style-name="T66">Views </text:span>се намират и файловете с високо значение за всички изгледи <text:span text:style-name="T66">_ViewImports.cshtml </text:span>и <text:span text:style-name="T66">_ViewStart.cshtml.</text:span></text:p>
      <text:p text:style-name="P38"><text:span text:style-name="T66"><text:tab/>_ViewImports.cshtml </text:span>обединява всички <text:span text:style-name="T66">using </text:span>тагове за всички изгледи в един файл. Така се предвратява дублирането на код и се спазват ООП принципите.</text:p>
      <text:p text:style-name="P38"><text:tab/><text:span text:style-name="T66">_ViewStart </text:span>дефинира кой ще е главният изглед в проекта, спрямо който ще бъдат изградени другите изгледи.</text:p>
      <text:p text:style-name="P38"><draw:frame draw:style-name="fr1" draw:name="Frame15" text:anchor-type="char" svg:width="4.5953in" draw:z-index="40"><draw:text-box fo:min-height="2.0354in"><text:p text:style-name="Caption"><draw:frame draw:style-name="fr6" draw:name="Image27" text:anchor-type="paragraph" svg:width="4.5953in" style:rel-width="100%" svg:height="2.0354in" style:rel-height="scale" draw:z-index="41"><draw:image xlink:href="Pictures/10000001000002930000012425295024.png" xlink:type="simple" xlink:show="embed" xlink:actuate="onLoad" draw:mime-type="image/png"/></draw:frame>Съдържание на _ViewImports.cshtml</text:p></draw:text-box></draw:frame><text:line-break/></text:p>
      <text:p text:style-name="P38"/>
      <text:p text:style-name="P38"/>
      <text:p text:style-name="P38"/>
      <text:p text:style-name="P38"/>
      <text:p text:style-name="P38"/>
      <text:p text:style-name="P38"/>
      <text:p text:style-name="P38"/>
      <text:p text:style-name="P38"><draw:frame draw:style-name="fr1" draw:name="Frame16" text:anchor-type="char" svg:width="4.6693in" draw:z-index="42"><draw:text-box fo:min-height="1.3661in"><text:p text:style-name="Figure"><draw:frame draw:style-name="fr6" draw:name="Image28" text:anchor-type="paragraph" svg:width="4.6693in" style:rel-width="100%" svg:height="1.3661in" style:rel-height="scale" draw:z-index="43"><draw:image xlink:href="Pictures/10000001000001CA00000086541C41DA.png" xlink:type="simple" xlink:show="embed" xlink:actuate="onLoad" draw:mime-type="image/png"/></draw:frame>Съдържание на _ViewStart.cshtml</text:p></draw:text-box></draw:frame><text:line-break/></text:p>
      <text:p text:style-name="P38"/>
      <text:p text:style-name="P38"/>
      <text:p text:style-name="P38"/>
      <text:p text:style-name="P38"/>
      <text:p text:style-name="P38"/>
      <text:p text:style-name="P39"><text:tab/>За да може потребителят да подаде информация на приложението съм използвал формуляри, които изпращат информация към контролерите.</text:p>
      <text:p text:style-name="P39"><draw:frame draw:style-name="fr7" draw:name="Image29" text:anchor-type="char" svg:width="6.6953in" svg:height="2.4764in" draw:z-index="44"><draw:image xlink:href="Pictures/10000001000003D50000016B00BAEE72.png" xlink:type="simple" xlink:show="embed" xlink:actuate="onLoad" draw:mime-type="image/png"/></draw:frame><text:line-break/></text:p>
      <text:p text:style-name="P39"/>
      <text:p text:style-name="P40"><text:soft-page-break/>Показаният формуляр се използване потребителите да влязат в акаунтите си. Те ще трябва да въведат имейл и паролата си. За тяхно улеснение въведените данни се проверяват още преди да са изпратени към базата данни с <text:span text:style-name="T66">_</text:span>ValidationScriptsPartial.</text:p>
      <text:p text:style-name="P40"><draw:frame draw:style-name="fr1" draw:name="Frame17" text:anchor-type="char" svg:width="4.8965in" draw:z-index="45"><draw:text-box fo:min-height="0.7917in"><text:p text:style-name="Figure"><draw:frame draw:style-name="fr6" draw:name="Image30" text:anchor-type="paragraph" svg:width="4.8965in" style:rel-width="100%" svg:height="0.7917in" style:rel-height="scale" draw:z-index="46"><draw:image xlink:href="Pictures/10000001000001D60000004C631025B8.png" xlink:type="simple" xlink:show="embed" xlink:actuate="onLoad" draw:mime-type="image/png"/></draw:frame>Използването на _ValidationScripsPartials в изгледите</text:p></draw:text-box></draw:frame><text:line-break/><text:line-break/><text:line-break/><text:line-break/><text:line-break/></text:p>
      <text:p text:style-name="P41"><text:tab/>Обмена на информация между контролерите и изгледите се осъществява чрез допълнителни класове, които се не записват в базата данни. Те имат за цел да показват на потребителите само нужната за тях информация и да предпазват базата данни. Отново чрез <text:span text:style-name="T66">DataAnnotations </text:span>се управляват <text:span text:style-name="T66">п</text:span>ропъртитата на тези класове. Също така <text:span text:style-name="T83">се използват за валидацията на данните. </text:span><text:span text:style-name="T84">Като във всяка странница трябва да се поясни кой модел ще използва.</text:span><text:span text:style-name="T66"> </text:span>Всички модели се намират в папката <text:span text:style-name="T66">Models. </text:span></text:p>
      <text:p text:style-name="P42"><draw:frame draw:style-name="fr1" draw:name="Frame18" text:anchor-type="char" svg:width="6.6953in" draw:z-index="47"><draw:text-box fo:min-height="3.4382in"><text:p text:style-name="Caption"><draw:frame draw:style-name="fr6" draw:name="Image31" text:anchor-type="paragraph" svg:width="6.6953in" style:rel-width="100%" svg:height="3.4382in" style:rel-height="scale" draw:z-index="48"><draw:image xlink:href="Pictures/1000000100000397000001D8B10DB9F0.png" xlink:type="simple" xlink:show="embed" xlink:actuate="onLoad" draw:mime-type="image/png"/></draw:frame>Моделът, по който се дава информация за влизането на потребител в профила си.</text:p></draw:text-box></draw:frame><text:span text:style-name="T72"><text:line-break/></text:span></text:p>
      <text:p text:style-name="P42"><draw:frame draw:style-name="fr1" draw:name="Frame19" text:anchor-type="char" svg:width="3.7811in" draw:z-index="49"><draw:text-box fo:min-height="0.3437in"><text:p text:style-name="Figure"><draw:frame draw:style-name="fr6" draw:name="Image32" text:anchor-type="paragraph" svg:width="3.7811in" style:rel-width="100%" svg:height="0.3437in" style:rel-height="scale" draw:z-index="50"><draw:image xlink:href="Pictures/100000010000016B000000211CDFF955.png" xlink:type="simple" xlink:show="embed" xlink:actuate="onLoad" draw:mime-type="image/png"/></draw:frame><text:span text:style-name="T1">Изпол</text:span><text:span text:style-name="T73">з</text:span><text:span text:style-name="T1">ване</text:span> на класа AllUsersQueryModel в странницата AllUsers.cshtml</text:p></draw:text-box></draw:frame><text:span text:style-name="T84"><text:s/><text:line-break/><text:line-break/><text:line-break/><text:line-break/></text:span></text:p>
      <text:p text:style-name="P42"><text:soft-page-break/><text:tab/><text:span text:style-name="T85">Също така изгледите се използват да визуализират информация на потребителя. Като това отново се осъществява чрез модели. </text:span><text:span text:style-name="T86">Най-често съм използвал таблици за показване на данните.</text:span></text:p>
      <text:p text:style-name="P42"><draw:frame draw:style-name="fr1" draw:name="Frame20" text:anchor-type="char" svg:width="6.9638in" draw:z-index="51"><draw:text-box fo:min-height="1.439in"><text:p text:style-name="Caption"><draw:frame draw:style-name="fr5" draw:name="Image33" text:anchor-type="paragraph" svg:width="6.6953in" style:rel-width="100%" svg:height="1.3835in" style:rel-height="scale" draw:z-index="52"><draw:image xlink:href="Pictures/100000010000065A000001507E710250.png" xlink:type="simple" xlink:show="embed" xlink:actuate="onLoad" draw:mime-type="image/png"/></draw:frame>Таблица за наличните услуги</text:p></draw:text-box></draw:frame><text:line-break/></text:p>
      <text:p text:style-name="P100"><text:tab/><text:span text:style-name="T88">Моделите могат едновременно да визуализират данни и да получават информация от потребителя. Добър пример за това са всички търсачки в приложение, където с един модел „взимаме“ по коя дума да търсим данни и приемаме исканите данни от базата данни.</text:span></text:p>
      <text:p text:style-name="P100"><text:tab/><draw:frame draw:style-name="fr2" draw:name="Frame22" text:anchor-type="char" svg:width="4.5984in" draw:z-index="55"><draw:text-box fo:min-height="2.1846in"><text:p text:style-name="Caption"><draw:frame draw:style-name="fr5" draw:name="Image35" text:anchor-type="paragraph" svg:width="4.5984in" style:rel-width="100%" svg:height="2.1846in" style:rel-height="scale" draw:z-index="56"><draw:image xlink:href="Pictures/100000010000026F00000128FD46B71F.png" xlink:type="simple" xlink:show="embed" xlink:actuate="onLoad" draw:mime-type="image/png"/></draw:frame>Моделът за извличане на потърсените услуги от потребителя</text:p></draw:text-box></draw:frame></text:p>
      <text:p text:style-name="P100"><text:tab/>Допълните чрез изгледите можем да контролираме кой потребител има достъп кой данни и функции. <text:span text:style-name="T87">За тази функционалност използваме </text:span><text:span text:style-name="T74">Razor.</text:span></text:p>
      <text:p text:style-name="P99"><draw:frame draw:style-name="fr3" draw:name="Frame21" text:anchor-type="char" svg:x="0.55in" svg:y="-0.0835in" svg:width="5.748in" draw:z-index="53"><draw:text-box fo:min-height="2.0299in"><text:p text:style-name="Caption"><draw:frame draw:style-name="fr5" draw:name="Image34" text:anchor-type="paragraph" svg:width="5.748in" style:rel-width="100%" svg:height="1.5681in" style:rel-height="scale" draw:z-index="54"><draw:image xlink:href="Pictures/10000001000002EF000000CDEB64FAAD.png" xlink:type="simple" xlink:show="embed" xlink:actuate="onLoad" draw:mime-type="image/png"/></draw:frame>Само адми<text:span text:style-name="T87">нистраторът</text:span> ще може да достъпи бутоните да промени или изтрие дадена услуга.</text:p></draw:text-box></draw:frame><text:line-break/></text:p>
      <text:p text:style-name="P99"/>
      <text:h text:style-name="P81" text:outline-level="3"><text:bookmark-start text:name="__RefHeading___Toc2280_1770221169"/><text:soft-page-break/>Контролери<text:bookmark-end text:name="__RefHeading___Toc2280_1770221169"/></text:h>
      <text:p text:style-name="P105"><text:tab/><text:span text:style-name="T89">Контролерите отговарят за преноса и валидацията на данни между изгледите и базата данни. Те също изпълняват бизнес логиката на приложението. Важно е да не се оставя валидацията само в изгледите за по-силна защита на приложението. </text:span></text:p>
      <text:p text:style-name="P105"><text:span text:style-name="T89"><text:tab/>Също така контролерите разпределят кой потребител ще има достъп до какви функционалности на приложението. Това съм го постигнал като </text:span><text:span text:style-name="T90">съм</text:span><text:span text:style-name="T89"> </text:span><text:span text:style-name="T17">авторизирал </text:span><text:span text:style-name="T89">целия контролер или само определени негови методи. </text:span><text:span text:style-name="T91">Като не е задължително да конкретизираме дадени роли за авроризация.</text:span></text:p>
      <text:p text:style-name="P105"><draw:frame draw:style-name="fr1" draw:name="Frame23" text:anchor-type="char" svg:width="4.3862in" draw:z-index="57"><draw:text-box fo:min-height="0.9272in"><text:p text:style-name="Caption"><draw:frame draw:style-name="fr5" draw:name="Image36" text:anchor-type="paragraph" svg:width="4.3862in" style:rel-width="100%" svg:height="0.9272in" style:rel-height="scale" draw:z-index="58"><draw:image xlink:href="Pictures/10000001000001A500000059B32D6E35.png" xlink:type="simple" xlink:show="embed" xlink:actuate="onLoad" draw:mime-type="image/png"/></draw:frame>Авторизацията на контролера Admin така че потребители с ролята Admin да могат използват негови функции.</text:p></draw:text-box></draw:frame><text:line-break/></text:p>
      <text:p text:style-name="P105"/>
      <text:p text:style-name="P105"/>
      <text:p text:style-name="P105"/>
      <text:p text:style-name="P105"/>
      <text:p text:style-name="P106"><text:tab/>Най-често валидацията на входните данни се извършва чрез <text:span text:style-name="T66">ModelState.IsValid, </text:span><text:span text:style-name="T1">където отново се проверяват параметрите като </text:span><text:span text:style-name="T66">Required</text:span><text:span text:style-name="T1"> и </text:span><text:span text:style-name="T66">MinLength </text:span><text:span text:style-name="T1">на информацията въведена от потребителя. </text:span><text:span text:style-name="T18">Също так в контролерите съм използвал и </text:span><text:span text:style-name="T75">HTMLSanitizer </text:span><text:span text:style-name="T18">за допълнителна валидация.</text:span></text:p>
      <text:p text:style-name="P106"><draw:frame draw:style-name="fr2" draw:name="Frame24" text:anchor-type="char" svg:width="4.85in" draw:z-index="59"><draw:text-box fo:min-height="1.7634in"><text:p text:style-name="Caption"><draw:frame draw:style-name="fr5" draw:name="Image37" text:anchor-type="paragraph" svg:width="4.85in" style:rel-width="100%" svg:height="1.7634in" style:rel-height="scale" draw:z-index="60"><draw:image xlink:href="Pictures/100000010000021B000000C423472BB5.png" xlink:type="simple" xlink:show="embed" xlink:actuate="onLoad" draw:mime-type="image/png"/></draw:frame>Проверка на данните, когато потребител иска да си влезе в профила.</text:p></draw:text-box></draw:frame><text:span text:style-name="T18"><text:line-break/></text:span></text:p>
      <text:p text:style-name="P107"><text:span text:style-name="T18"><text:tab/>К</text:span><text:span text:style-name="T1">онтролерите са разделени на отделни методи като всеки метод отговаря за различна функция. Много често всеки метод има за цел да зареди даден изглед. Има много видове методи по тяхната цел, но в това приложение съм използвал само видове </text:span><text:span text:style-name="T66">Post </text:span><text:span text:style-name="T1">и </text:span><text:span text:style-name="T66">Get.</text:span></text:p>
      <text:list text:style-name="L8">
        <text:list-item>
          <text:p text:style-name="P108">GET <text:span text:style-name="T1">методи</text:span></text:p>
          <text:list>
            <text:list-item>
              <text:p text:style-name="P108"><text:span text:style-name="T1">Служат за взимане на информация от базата данни и показване на тази информация на потребителя. </text:span></text:p>
            </text:list-item>
            <text:list-item>
              <text:p text:style-name="P108"><text:soft-page-break/><text:span text:style-name="T1">Параметрите се предават чрез URL адреса и се виждат ясно, когато се извиква определен изглед. </text:span></text:p>
            </text:list-item>
            <text:list-item>
              <text:p text:style-name="P108"><text:span text:style-name="T1">Използват се по подразбиране, когато потребителят просто посещава определена страница или изпраща GET заявка.</text:span></text:p>
            </text:list-item>
          </text:list>
        </text:list-item>
      </text:list>
      <text:p text:style-name="P111"><draw:frame draw:style-name="fr1" draw:name="Frame25" text:anchor-type="char" svg:width="6.6953in" draw:z-index="61"><draw:text-box fo:min-height="2.0311in"><text:p text:style-name="Caption"><draw:frame draw:style-name="fr5" draw:name="Image38" text:anchor-type="paragraph" svg:width="6.6953in" style:rel-width="100%" svg:height="2.0311in" style:rel-height="scale" draw:z-index="62"><draw:image xlink:href="Pictures/1000000100000303000000EA8F0C4030.png" xlink:type="simple" xlink:show="embed" xlink:actuate="onLoad" draw:mime-type="image/png"/></draw:frame>GET метод за взимане на всички потребители от базата данни.</text:p></draw:text-box></draw:frame><text:span text:style-name="T21"><text:line-break/></text:span></text:p>
      <text:list text:style-name="L12">
        <text:list-item>
          <text:p text:style-name="P109">POST <text:span text:style-name="T1">методи</text:span></text:p>
          <text:list>
            <text:list-item>
              <text:p text:style-name="P109"><text:span text:style-name="T1">Служат за качване на информация към базата данни и обработка на данни, които потребителят въвежда във формуляри или други средства за въвеждане на данни.</text:span></text:p>
            </text:list-item>
            <text:list-item>
              <text:p text:style-name="P109"><text:span text:style-name="T1">Параметрите се предават чрез HTTP тялото на заявката и не се показват явно в URL адреса. </text:span></text:p>
            </text:list-item>
            <text:list-item>
              <text:p text:style-name="P109"><text:span text:style-name="T1">Полезни са за операции като създаване, редактиране или изтриване на данни.</text:span></text:p>
            </text:list-item>
          </text:list>
        </text:list-item>
      </text:list>
      <text:p text:style-name="P110"><draw:frame draw:style-name="fr1" draw:name="Frame26" text:anchor-type="char" svg:width="4.4465in" draw:z-index="63"><draw:text-box fo:min-height="2.4984in"><text:p text:style-name="Caption"><draw:frame draw:style-name="fr5" draw:name="Image39" text:anchor-type="paragraph" svg:width="4.4465in" style:rel-width="100%" svg:height="2.4984in" style:rel-height="scale" draw:z-index="64"><draw:image xlink:href="Pictures/1000000100000204000001229815E07E.png" xlink:type="simple" xlink:show="embed" xlink:actuate="onLoad" draw:mime-type="image/png"/></draw:frame>POST метод за редактиране на дадена услуга</text:p></draw:text-box></draw:frame><text:span text:style-name="T1"/></text:p>
      <text:p text:style-name="P106"><text:span text:style-name="T1"><text:line-break/></text:span></text:p>
      <text:p text:style-name="P106"><text:span text:style-name="T1"/></text:p>
      <text:p text:style-name="P106"><text:span text:style-name="T1"/></text:p>
      <text:p text:style-name="P106"><text:span text:style-name="T1"/></text:p>
      <text:p text:style-name="P106"><text:span text:style-name="T1"/></text:p>
      <text:p text:style-name="P106"><text:span text:style-name="T1"/></text:p>
      <text:p text:style-name="P106"><text:span text:style-name="T1"/></text:p>
      <text:p text:style-name="P106"><text:span text:style-name="T1"/></text:p>
      <text:p text:style-name="P106"><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bg" fo:country="BG"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bg" fo:country="BG"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fo:letter-spacing="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er_20_left" style:display-name="Header left" style:family="paragraph" style:parent-style-name="Header" style:class="extra" style:master-page-name="Standard">
      <style:paragraph-properties style:page-number="0" fo:break-before="auto" fo:break-after="auto"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bg" fo:country="BG"/>
    </style:style>
    <style:style style:name="MP2" style:family="paragraph" style:parent-style-name="Footer">
      <style:text-properties fo:language="bg" fo:country="BG"/>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fo:border-top="none" fo:border-bottom="0.06pt solid #000000" fo:border-left="none" fo:border-right="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style:header>
    </style:master-page>
    <style:master-page style:name="Index" style:page-layout-name="Mpm3" draw:style-name="Mdp1">
      <style:footer>
        <text:p text:style-name="MP2"><text:page-number text:select-page="current">27</text:page-number></text:p>
      </style:footer>
    </style:master-page>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8T16:47:04.529000000</meta:creation-date>
    <dc:date>2024-03-30T00:15:10.543000000</dc:date>
    <meta:editing-duration>P1DT10H30M24S</meta:editing-duration>
    <meta:editing-cycles>201</meta:editing-cycles>
    <meta:generator>LibreOffice/24.2.1.2$Windows_X86_64 LibreOffice_project/db4def46b0453cc22e2d0305797cf981b68ef5ac</meta:generator>
    <meta:print-date>2024-03-23T18:36:21.990000000</meta:print-date>
    <meta:printed-by>PDF files</meta:printed-by>
    <meta:document-statistic meta:table-count="0" meta:image-count="39" meta:object-count="0" meta:page-count="29" meta:paragraph-count="248" meta:word-count="5624" meta:character-count="38281" meta:non-whitespace-character-count="32706"/>
  </office:meta>
</office:document-meta>
</file>